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4929in" fo:margin-right="0in" fo:text-indent="0in" style:auto-text-indent="false"/>
      <style:text-properties style:font-name="Centaur" officeooo:paragraph-rsid="00108336"/>
    </style:style>
    <style:style style:name="P2" style:family="paragraph" style:parent-style-name="Standard_20__28_user_29_">
      <style:text-properties style:font-name="Centaur" fo:font-weight="bold" officeooo:paragraph-rsid="00108336" style:font-weight-asian="bold" style:font-weight-complex="bold"/>
    </style:style>
    <style:style style:name="P3" style:family="paragraph" style:parent-style-name="Standard_20__28_user_29_">
      <style:text-properties style:font-name="Centaur" fo:font-size="10pt" officeooo:paragraph-rsid="00108336" style:font-size-asian="10pt" style:font-size-complex="10pt"/>
    </style:style>
    <style:style style:name="P4" style:family="paragraph" style:parent-style-name="Standard_20__28_user_29_">
      <style:text-properties style:font-name="Centaur" officeooo:paragraph-rsid="00108336"/>
    </style:style>
    <style:style style:name="P5" style:family="paragraph" style:parent-style-name="Standard_20__28_user_29_">
      <style:text-properties officeooo:paragraph-rsid="00108336"/>
    </style:style>
    <style:style style:name="P6" style:family="paragraph" style:parent-style-name="Standard_20__28_user_29_">
      <style:paragraph-properties fo:margin-left="0.9846in" fo:margin-right="0in" fo:text-indent="0in" style:auto-text-indent="false"/>
      <style:text-properties style:font-name="Centaur" officeooo:paragraph-rsid="00108336"/>
    </style:style>
    <style:style style:name="P7" style:family="paragraph" style:parent-style-name="Standard_20__28_user_29_">
      <style:paragraph-properties fo:margin-left="0.9846in" fo:margin-right="0in" fo:text-indent="0in" style:auto-text-indent="false"/>
      <style:text-properties officeooo:paragraph-rsid="00108336"/>
    </style:style>
    <style:style style:name="P8" style:family="paragraph" style:parent-style-name="Standard_20__28_user_29_">
      <style:paragraph-properties fo:margin-left="0in" fo:margin-right="0in" fo:text-indent="0.4925in" style:auto-text-indent="false"/>
      <style:text-properties officeooo:paragraph-rsid="00108336"/>
    </style:style>
    <style:style style:name="P9" style:family="paragraph" style:parent-style-name="Standard_20__28_user_29_">
      <style:paragraph-properties fo:margin-left="0.4925in" fo:margin-right="0in" fo:text-indent="0in" style:auto-text-indent="false"/>
      <style:text-properties officeooo:paragraph-rsid="00108336"/>
    </style:style>
    <style:style style:name="P10" style:family="paragraph" style:parent-style-name="Standard_20__28_user_29_">
      <style:paragraph-properties fo:margin-left="0.9846in" fo:margin-right="0in" fo:text-indent="0.4937in" style:auto-text-indent="false"/>
      <style:text-properties officeooo:paragraph-rsid="00108336"/>
    </style:style>
    <style:style style:name="P11" style:family="paragraph" style:parent-style-name="Standard_20__28_user_29_">
      <style:paragraph-properties fo:margin-left="1.4772in" fo:margin-right="0in" fo:text-indent="0.0016in" style:auto-text-indent="false"/>
      <style:text-properties officeooo:paragraph-rsid="00108336"/>
    </style:style>
    <style:style style:name="P12" style:family="paragraph" style:parent-style-name="Standard_20__28_user_29_">
      <style:paragraph-properties fo:margin-left="0.4925in" fo:margin-right="0in" fo:text-indent="0.0008in" style:auto-text-indent="false"/>
      <style:text-properties style:font-name="Centaur" fo:font-style="italic" officeooo:paragraph-rsid="00108336" style:font-style-asian="italic"/>
    </style:style>
    <style:style style:name="P13" style:family="paragraph" style:parent-style-name="Standard_20__28_user_29_">
      <style:paragraph-properties fo:margin-left="0.4925in" fo:margin-right="0in" fo:text-indent="0.0008in" style:auto-text-indent="false"/>
      <style:text-properties style:font-name="Centaur" officeooo:paragraph-rsid="00108336"/>
    </style:style>
    <style:style style:name="P14" style:family="paragraph" style:parent-style-name="Standard_20__28_user_29_">
      <style:paragraph-properties fo:margin-left="0.4925in" fo:margin-right="0in" fo:text-indent="0.0008in" style:auto-text-indent="false"/>
      <style:text-properties officeooo:paragraph-rsid="00108336"/>
    </style:style>
    <style:style style:name="P15" style:family="paragraph" style:parent-style-name="Standard_20__28_user_29_">
      <style:paragraph-properties fo:margin-left="0.4925in" fo:margin-right="0in" fo:text-indent="0.4925in" style:auto-text-indent="false"/>
      <style:text-properties officeooo:paragraph-rsid="00108336"/>
    </style:style>
    <style:style style:name="P16" style:family="paragraph" style:parent-style-name="Standard_20__28_user_29_">
      <style:paragraph-properties fo:margin-left="0.9862in" fo:margin-right="0in" fo:text-indent="0in" style:auto-text-indent="false"/>
      <style:text-properties officeooo:paragraph-rsid="00108336"/>
    </style:style>
    <style:style style:name="P17" style:family="paragraph" style:parent-style-name="Standard_20__28_user_29_">
      <style:paragraph-properties fo:margin-left="0.9846in" fo:margin-right="0in" fo:text-indent="0.0016in" style:auto-text-indent="false"/>
      <style:text-properties officeooo:paragraph-rsid="00108336"/>
    </style:style>
    <style:style style:name="P18" style:family="paragraph" style:parent-style-name="Standard_20__28_user_29_">
      <style:paragraph-properties fo:margin-left="1.4772in" fo:margin-right="0in" fo:text-indent="0in" style:auto-text-indent="false"/>
      <style:text-properties officeooo:paragraph-rsid="00108336"/>
    </style:style>
    <style:style style:name="P19" style:family="paragraph" style:parent-style-name="Standard_20__28_user_29_">
      <style:paragraph-properties fo:margin-left="1.4772in" fo:margin-right="0in" fo:text-indent="0.0008in" style:auto-text-indent="false"/>
      <style:text-properties officeooo:paragraph-rsid="00108336"/>
    </style:style>
    <style:style style:name="P20" style:family="paragraph" style:parent-style-name="Standard_20__28_user_29_">
      <style:paragraph-properties fo:margin-left="1.4772in" fo:margin-right="0in" fo:text-indent="0.002in" style:auto-text-indent="false"/>
      <style:text-properties officeooo:paragraph-rsid="00108336"/>
    </style:style>
    <style:style style:name="T1" style:family="text">
      <style:text-properties style:font-name="Centaur"/>
    </style:style>
    <style:style style:name="T2" style:family="text">
      <style:text-properties style:font-name="Centaur" fo:font-weight="bold" style:font-weight-asian="bold"/>
    </style:style>
    <style:style style:name="T3" style:family="text">
      <style:text-properties style:font-name="Centaur" fo:font-weight="bold" style:font-weight-asian="bold" style:font-weight-complex="bold"/>
    </style:style>
    <style:style style:name="T4" style:family="text">
      <style:text-properties style:font-name="Centaur" fo:font-size="14pt" fo:font-style="italic" fo:font-weight="bold" style:font-size-asian="14pt" style:font-style-asian="italic" style:font-weight-asian="bold" style:font-size-complex="14pt"/>
    </style:style>
    <style:style style:name="T5" style:family="text">
      <style:text-properties style:font-name="Centaur" fo:font-size="9pt" style:font-size-asian="9pt" style:font-size-complex="9pt"/>
    </style:style>
    <style:style style:name="T6" style:family="text">
      <style:text-properties style:font-name="Centaur" fo:font-size="9pt" fo:font-style="italic" fo:font-weight="bold" style:font-size-asian="9pt" style:font-style-asian="italic" style:font-weight-asian="bold" style:font-size-complex="9pt"/>
    </style:style>
    <style:style style:name="T7" style:family="text">
      <style:text-properties style:font-name="Centaur" fo:font-size="9pt" fo:font-style="italic" style:font-size-asian="9pt" style:font-style-asian="italic" style:font-size-complex="9pt"/>
    </style:style>
    <style:style style:name="T8" style:family="text">
      <style:text-properties style:font-name="Centaur" fo:font-size="9pt" fo:font-weight="bold" style:font-size-asian="9pt" style:font-weight-asian="bold" style:font-size-complex="9pt"/>
    </style:style>
    <style:style style:name="T9" style:family="text">
      <style:text-properties style:font-name="Centaur" fo:font-size="10pt" fo:font-weight="bold" style:font-size-asian="10pt" style:font-weight-asian="bold" style:font-size-complex="10pt"/>
    </style:style>
    <style:style style:name="T10" style:family="text">
      <style:text-properties style:font-name="Centaur" fo:font-size="10pt" style:font-size-asian="10pt" style:font-size-complex="10pt"/>
    </style:style>
    <style:style style:name="T11" style:family="text">
      <style:text-properties style:font-name="Centaur" fo:font-size="10pt" fo:font-style="italic" style:font-size-asian="10pt" style:font-style-asian="italic" style:font-size-complex="10pt"/>
    </style:style>
    <style:style style:name="T12" style:family="text">
      <style:text-properties style:font-name="Centaur" fo:font-style="italic" style:font-style-asian="italic"/>
    </style:style>
    <style:style style:name="T13" style:family="text">
      <style:text-properties fo:color="#000000" style:font-name="Centaur" fo:font-size="9pt" fo:font-style="italic" fo:font-weight="bold" style:font-size-asian="9pt" style:font-style-asian="italic" style:font-weight-asian="bold" style:font-size-complex="9pt" style:font-weight-complex="bold"/>
    </style:style>
    <style:style style:name="T14" style:family="text">
      <style:text-properties fo:color="#000000" style:font-name="Centaur" fo:font-size="9pt" fo:font-style="italic" style:font-size-asian="9pt" style:font-style-asian="italic" style:font-size-complex="9pt" style:font-weight-complex="bold"/>
    </style:style>
    <style:style style:name="T15" style:family="text">
      <style:text-properties fo:color="#000000" style:font-name="Centaur" fo:font-size="9pt" style:font-size-asian="9pt" style:font-size-complex="9pt" style:font-weight-complex="bold"/>
    </style:style>
    <style:style style:name="T16" style:family="text">
      <style:text-properties fo:color="#000000" style:font-name="Centaur" style:font-weight-complex="bold"/>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The Second New Age</text:span></text:p>
      <text:p text:style-name="P2"/>
      <text:p text:style-name="P5"><text:span text:style-name="T1">With each new 1000-year age, the time starts back at one.</text:span></text:p>
      <text:p text:style-name="P4"/>
      <text:p text:style-name="P5"><text:span text:style-name="T2">Ilia</text:span></text:p>
      <text:p text:style-name="P5"><text:span text:style-name="T2"><text:tab/>Cultures of Ilia in the Second Age:</text:span></text:p>
      <text:p text:style-name="P5"><text:span text:style-name="T2"><text:tab/><text:tab/></text:span><text:span text:style-name="T1">Tirion is powerful and alike to a militaristic English Empire.</text:span></text:p>
      <text:p text:style-name="P5"><text:span text:style-name="T1"><text:tab/><text:tab/>Anor is peaceful and small, with a powerful navy and a small, elite, feroscious army.</text:span></text:p>
      <text:p text:style-name="P5"><text:span text:style-name="T1"><text:tab/><text:tab/>Brund is a powerful, neutral nation bearing a likeness to an Egyptian Switzerland.</text:span></text:p>
      <text:p text:style-name="P5"><text:span text:style-name="T1"><text:tab/><text:tab/>Erresea is the elven power of Ilia, with a culture likening to the elves of the Lothlorien.</text:span></text:p>
      <text:p text:style-name="P7"><text:span text:style-name="T1">Olaea is a tribal and agricultural kingdom, providing much of the food of the continent. The Lad’cathwaith tribes are ferocious and territorial.</text:span></text:p>
      <text:p text:style-name="P7"><text:span text:style-name="T1">Etrun is an oriental culture plagued by civil war.</text:span></text:p>
      <text:p text:style-name="P7"><text:span text:style-name="T1">Albos is a French-esque culture of people close to the forests and nature.</text:span></text:p>
      <text:p text:style-name="P7"><text:span text:style-name="T1">Ibos is a technologically advanced section of the continent with a culture likening to America’s Chicago.</text:span></text:p>
      <text:p text:style-name="P7"><text:span text:style-name="T1">Jaton is a small, densely populated central European culture.</text:span></text:p>
      <text:p text:style-name="P6"/>
      <text:p text:style-name="P8"><text:span text:style-name="T1">252 AC-- Isabella is born in Ashbury, Tirion, a small city close to Ordos.</text:span></text:p>
      <text:p text:style-name="P4"/>
      <text:p text:style-name="P9"><text:span text:style-name="T1">271-274 AC-- Isabella is taken by Hera'rontan to be turned into an Elan. Hera'rontan imbued her with the many of the aspects of Hera'roilya's power, however left out his own—creation. Isabella was his attempts to create a shard of the Architect, however she did not unlock this power. Hera'rontan keeps her for three years before returning her to Tirion. This is Hera'rontan's finest 'lifeless' creation. When he creates her, he creates two more as well, one in his likeness, and another. He awakens the one of his likeness, and it turns out badly—the creation goes insane and leads to the abandoning of the Elan laboratory. When the creation went insane after unlocking its powers, he saw different things in mirrors. The insane experiment had the weakest of the powers of the three.</text:span></text:p>
      <text:p text:style-name="P1"/>
      <text:p text:style-name="P8"><text:span text:style-name="T1">283 AC-- 'Jeffers' is born, somewhere. Probably in a septic tank.</text:span></text:p>
      <text:p text:style-name="P4"/>
      <text:p text:style-name="P9"><text:span text:style-name="T1">410-414—The events chronicled as the Queen’s Campaign take place, ending with the cataclysm of Vecna’s return and his subsequent destruction.</text:span></text:p>
      <text:p text:style-name="P9"><text:span text:style-name="T1"><text:tab/>-412—The portal to Ravenloft opens in Erresea</text:span></text:p>
      <text:p text:style-name="P9"><text:span text:style-name="T1"><text:tab/>-414—Nenril falls late in the year, after much resistence. The remaining elves move east to Arear.</text:span></text:p>
      <text:p text:style-name="P9"><text:span text:style-name="T1"><text:tab/>-By Elient of 414:</text:span></text:p>
      <text:p text:style-name="P10"><text:span text:style-name="T1">-Nenril has fallen, and Vecna’s Erresean army joins with one pointed south, towards Albos<text:tab/>The combined force marches marched south, and reached the mountains. Skirmishes ensued. Another force moves north to the Wall of Brund and begins an overrunning siege.</text:span></text:p>
      <text:p text:style-name="P11"><text:soft-page-break/><text:span text:style-name="T1">-The Heroes bring the powers of the Shards Knowledge, Good, and Evil to the side of mortals.</text:span></text:p>
      <text:p text:style-name="P11"><text:span text:style-name="T1">-Kingdoms from across the world wake up to the catastrophe in Ilia, and some realize that if it is not stopped, it will spread. </text:span></text:p>
      <text:p text:style-name="P4"/>
      <text:p text:style-name="P8"><text:bookmark text:name="Third"/><text:span text:style-name="T4">The Great War of Ilia</text:span></text:p>
      <text:p text:style-name="P13"/>
      <text:p text:style-name="P14"><text:span text:style-name="T5">Personalities/</text:span><text:span text:style-name="T6">Heroes</text:span><text:span text:style-name="T8"> </text:span><text:span text:style-name="T7">of Ilia:</text:span></text:p>
      <text:p text:style-name="P15"><text:span text:style-name="T5">-</text:span><text:span text:style-name="T7">General Serge Delys—</text:span><text:span text:style-name="T5">Albosi general at the start of the war.</text:span></text:p>
      <text:p text:style-name="P7"><text:span text:style-name="T5">-</text:span><text:span text:style-name="T6">Yorick Alibaster</text:span><text:span text:style-name="T7">—</text:span><text:span text:style-name="T5">The legendary Tirish paladin. Worked as a diplomat at the start of the </text:span></text:p>
      <text:p text:style-name="P15"><text:span text:style-name="T5">war.</text:span></text:p>
      <text:p text:style-name="P16"><text:span text:style-name="T5">-</text:span><text:span text:style-name="T6">Magnus Ritamir</text:span><text:span text:style-name="T7">—</text:span><text:span text:style-name="T5">Yorick Alibaster’s close friend from the past, Magnus is a giant among men. He took part in the siege of the Grey City. He is the leader of the Voices of Nara, and he took part in the Night of Black Blood.</text:span></text:p>
      <text:p text:style-name="P16"><text:span text:style-name="T5">-</text:span><text:span text:style-name="T7">Lydie Maitre—</text:span><text:span text:style-name="T5">Daughter to Samuel Maitre, general in the Grey City.</text:span></text:p>
      <text:p text:style-name="P16"><text:span text:style-name="T5">-</text:span><text:span text:style-name="T6">Clara Fairfox</text:span><text:span text:style-name="T7">—</text:span><text:span text:style-name="T5">Blind oracle healer, Clara fights and heals in the Grey City at the start of the war.</text:span></text:p>
      <text:p text:style-name="P17"><text:span text:style-name="T5">-</text:span><text:span text:style-name="T6">Isabella Clair Marx</text:span><text:span text:style-name="T7">—</text:span><text:span text:style-name="T5">Demigod Elan Assassin, Isabella works to train her friend Rowan </text:span></text:p>
      <text:p text:style-name="P15"><text:span text:style-name="T5">Fenrir in the ways of the bard at the beginning of the war.</text:span></text:p>
      <text:p text:style-name="P15"><text:span text:style-name="T5">-</text:span><text:span text:style-name="T7">Rowan Fenrir—</text:span><text:span text:style-name="T5">Revived elf friend of Isabella’s, he trains as a bard at the start of the war.</text:span></text:p>
      <text:p text:style-name="P7"><text:span text:style-name="T5">-</text:span><text:span text:style-name="T7">General Samuel Maitre—</text:span><text:span text:style-name="T5">Jatoni general at the start of the war. Holds the Grey City during its besiegement.</text:span></text:p>
      <text:p text:style-name="P7"><text:span text:style-name="T5">-</text:span><text:span text:style-name="T6">Queen Anastasia Blue</text:span><text:span text:style-name="T7">—</text:span><text:span text:style-name="T5">Queen of Arear at the start of the war and friend of the Queen’s guild. She pioneered Arear’s technological bounds.</text:span></text:p>
      <text:p text:style-name="P7"><text:span text:style-name="T5">-*</text:span><text:span text:style-name="T7">Grand Duke Nycolas—</text:span><text:span text:style-name="T5">Ruler of Jaton at the start of the war and friend of Samuel Maitre. He is assassinated by the mad King Simon de Gris in 417.</text:span></text:p>
      <text:p text:style-name="P7"><text:span text:style-name="T5">-</text:span><text:span text:style-name="T7">King Huelin­—</text:span><text:span text:style-name="T5">King of Tirion at the start of the war.</text:span></text:p>
      <text:p text:style-name="P7"><text:span text:style-name="T5">-*</text:span><text:span text:style-name="T6">Hessoh Totah</text:span><text:span text:style-name="T7">—</text:span><text:span text:style-name="T5">Brundi war leader and lord of the Shield of Stah at the start of the war. He holds the Shiled of Stah against Abraham until his unveiling, and when the Shiled is lost, Hessoh triggers its destruction in a cataclysmic explosion known as the Shattering of the Shield. This sets off a chain of volcanic activity in the surrounding mountain range. He is killed in the detonation.</text:span></text:p>
      <text:p text:style-name="P7"><text:span text:style-name="T5">-</text:span><text:span text:style-name="T7">Teruo—</text:span><text:span text:style-name="T5">Lad’cathwaith leader at the start of the war, aided by Belerand Redmane.</text:span></text:p>
      <text:p text:style-name="P7"><text:span text:style-name="T5">-</text:span><text:span text:style-name="T7">Belerand Redmane—</text:span><text:span text:style-name="T5">Lad’cathwaith guildleader in Ebun.</text:span></text:p>
      <text:p text:style-name="P7"><text:span text:style-name="T5">-</text:span><text:span text:style-name="T7">Cora Fara—</text:span><text:span text:style-name="T5">The elf general of Annuntol, brother to Lith. Cora is the military title.</text:span></text:p>
      <text:p text:style-name="P7"><text:span text:style-name="T5">-</text:span><text:span text:style-name="T7">Cora Lith</text:span><text:span text:style-name="T5">—The elf general of Annuntol, brother to Fara. Cora is the military title.</text:span></text:p>
      <text:p text:style-name="P7"><text:span text:style-name="T5">-</text:span><text:span text:style-name="T7">Sylis Selios—</text:span></text:p>
      <text:p text:style-name="P7"><text:span text:style-name="T7">-</text:span><text:span text:style-name="T6">Dux Blossia Ingenua</text:span><text:span text:style-name="T7">—</text:span><text:span text:style-name="T5">Commander of the Immunes, elite soldiers and scientists of Arcum.</text:span></text:p>
      <text:p text:style-name="P7"><text:span text:style-name="T7">-Gihihk</text:span><text:span text:style-name="T5">—The orc leader of the forces in Etrun.</text:span></text:p>
      <text:p text:style-name="P7"><text:span text:style-name="T5">-*</text:span><text:span text:style-name="T7">Nellion—</text:span><text:span text:style-name="T5">The elf leader of the forces in Etrun. He is killed early in the war by Dzuzzun.</text:span></text:p>
      <text:p text:style-name="P7"><text:span text:style-name="T5">-</text:span><text:span text:style-name="T7">Queen Oldhingwen—</text:span><text:span text:style-name="T5">Queen of the Sunset Isles.</text:span></text:p>
      <text:p text:style-name="P7"><text:span text:style-name="T5">-</text:span><text:span text:style-name="T7">Naa Sebah—</text:span><text:span text:style-name="T5">Leader of the Suth Peak Fighters in Brund.</text:span></text:p>
      <text:p text:style-name="P7"><text:span text:style-name="T5">-*</text:span><text:span text:style-name="T13">Cassius Accius Ramirus</text:span><text:span text:style-name="T14">—</text:span><text:span text:style-name="T15">Second in command of the Voices of Nara and good friend of Magnus Ritamir. Meets Lydie Maitre during the siege of the Grey City and marries her. He is captured by Simon de Gris when trying to retake the Solemn Castle, and is sacrificed by Simon de Gris as he becomes the Grey Lich. He dies in 417.</text:span></text:p>
      <text:p text:style-name="P7"><text:span text:style-name="T14">-Jean-Auguste Ramirus—</text:span><text:span text:style-name="T15">Son of Cassius Accius Ramirus and Lydie Maitre, Jean-Auguste was born in 417.</text:span></text:p>
      <text:p text:style-name="P7"><text:span text:style-name="T14">-</text:span><text:span text:style-name="T7">Muna Abay—</text:span><text:span text:style-name="T5">Brundi helf-elf general who leads the ground army to battle with Abraham’s force after the Shattering of the Shield in 417.</text:span></text:p>
      <text:p text:style-name="P7"><text:span text:style-name="T14">-</text:span><text:span text:style-name="T7">Avi Lear</text:span><text:span text:style-name="T5">—Tiefling lord in Ultear. </text:span></text:p>
      <text:p text:style-name="P7"><text:span text:style-name="T5">-</text:span><text:span text:style-name="T7">Halifax—</text:span><text:span text:style-name="T5">The most powerful warlock in the world and a planar traveler, Halifax aids Iant during its siege by Caqirin.</text:span></text:p>
      <text:p text:style-name="P7"><text:span text:style-name="T5">-</text:span><text:span text:style-name="T7">Luck Looney</text:span><text:span text:style-name="T5">—A powerful shard of Hera’roilya, Luck joins the siege of Iant at the start of the war.</text:span></text:p>
      <text:p text:style-name="P7"><text:span text:style-name="T5">-</text:span><text:span text:style-name="T7">Khaza Kromir</text:span><text:span text:style-name="T5">—The dwarf king of Harn Kahlduhr, who forges the Vuichiva with Luck Looney.</text:span></text:p>
      <text:p text:style-name="P7"><text:span text:style-name="T5">-</text:span><text:span text:style-name="T6">Jin</text:span><text:span text:style-name="T7">—</text:span><text:span text:style-name="T5">The wood-elf hero of Etrun. He unites the tribes of elves after Nellion’s death.</text:span></text:p>
      <text:p text:style-name="P7"><text:span text:style-name="T5">-</text:span><text:span text:style-name="T7">Aiza Akko—A young elf who takes Jin’s place as leader when he leaves for the forests.</text:span></text:p>
      <text:p text:style-name="P5"><text:span text:style-name="T5"><text:tab/>-</text:span><text:span text:style-name="T7">Personalities/</text:span><text:span text:style-name="T6">Villians</text:span><text:span text:style-name="T7"> of Vecna:</text:span></text:p>
      <text:p text:style-name="P15"><text:span text:style-name="T5">-</text:span><text:span text:style-name="T6">Abraham</text:span><text:span text:style-name="T7">—</text:span><text:span text:style-name="T5">A powerful lich lord and commander of Vecna’s fourth army. He lays siege to the Shield of Stah.</text:span></text:p>
      <text:p text:style-name="P7"><text:soft-page-break/><text:span text:style-name="T5">-</text:span><text:span text:style-name="T6">Caqirin</text:span><text:span text:style-name="T7">—</text:span><text:span text:style-name="T5">The lich lord commander of Vecna’s first and second armies, who moves south to take Iant in Albos.</text:span></text:p>
      <text:p text:style-name="P15"><text:span text:style-name="T5">-</text:span><text:span text:style-name="T6">Lim Vithara</text:span><text:span text:style-name="T7">—</text:span><text:span text:style-name="T5">The shadow demon king of Vecna’s third army. He besieges the Grey City</text:span></text:p>
      <text:p text:style-name="P15"><text:span text:style-name="T5">-</text:span><text:span text:style-name="T6">Yanochka</text:span><text:span text:style-name="T7">—</text:span><text:span text:style-name="T5">Vampire Matriarch and leader of Vecna’s fifth army. She attacks and takes Ebun.</text:span></text:p>
      <text:p text:style-name="P15"><text:span text:style-name="T5">-</text:span><text:span text:style-name="T7">Rhuncia—</text:span><text:span text:style-name="T5">Wraith leader of the sixth army, who moves north to attack Arcum.</text:span></text:p>
      <text:p text:style-name="P15"><text:span text:style-name="T5">-</text:span><text:span text:style-name="T7">Dzuzzun—</text:span><text:span text:style-name="T5">Nightwalker general of the seventh army, burning the forests of Etrun.</text:span></text:p>
      <text:p text:style-name="P7"><text:span text:style-name="T5">-</text:span><text:span text:style-name="T7">Raeg/Raeg Reborn—</text:span><text:span text:style-name="T5">The Dracolich leader of Vecna’s eighth army sent to besiege and destroy Ordos. He is killed in 417 by Yorick Alibaster and the Queen’s Guild.</text:span></text:p>
      <text:p text:style-name="P7"><text:span text:style-name="T5">-</text:span><text:span text:style-name="T6">Silmar</text:span><text:span text:style-name="T7">—</text:span><text:span text:style-name="T5">The fallen angel leader of Vecna’s ninth army, sent to destroy Tirion.</text:span></text:p>
      <text:p text:style-name="P7"><text:span text:style-name="T5">-</text:span><text:span text:style-name="T6">Simon de Gris/The Grey Lich</text:span><text:span text:style-name="T7">—</text:span><text:span text:style-name="T5">The mad King of Jaton who assassinates the Grand Duke Nycolas in 417. He captures the Solemn Castle of the Grey City, and takes Lydie Maitre prisoner. When Cassius Accius Ramirus attacks the keep, he is taken captive and then sacrificed during Simon’s ritual to become a lich. In 417, Simon de Gris becomes the Grey Lich.</text:span></text:p>
      <text:p text:style-name="P5"><text:span text:style-name="T5"><text:tab/></text:span><text:span text:style-name="T7">Items:</text:span></text:p>
      <text:p text:style-name="P5"><text:span text:style-name="T7"><text:tab/><text:tab/></text:span><text:span text:style-name="T5">-</text:span><text:span text:style-name="T6">Vuichiva—</text:span><text:span text:style-name="T5">The legendary dwarven bow forged by Khaza Kromir and Luck Looney.</text:span></text:p>
      <text:p text:style-name="P5"><text:span text:style-name="T5"><text:tab/><text:tab/>-</text:span><text:span text:style-name="T7">AreTech—Crystal-powered magic-tech created in Arear.</text:span></text:p>
      <text:p text:style-name="P5"><text:span text:style-name="T2"><text:tab/></text:span></text:p>
      <text:section text:style-name="Sect1" text:name="TextSection">
        <text:p text:style-name="P8"><text:span text:style-name="T9">The Strength of Men, Elves, and Dwarves</text:span></text:p>
        <text:p text:style-name="P8"><text:span text:style-name="T9"><text:tab/>Tirion</text:span></text:p>
        <text:p text:style-name="P7"><text:span text:style-name="T10">220,000 men</text:span></text:p>
        <text:p text:style-name="P7"><text:span text:style-name="T10">30,000 tieflings</text:span></text:p>
        <text:p text:style-name="P7"><text:span text:style-name="T10">8,000** Illuminates</text:span></text:p>
        <text:p text:style-name="P7"><text:span text:style-name="T10">100*** Adventurers of the Queen’s Guild</text:span></text:p>
        <text:p text:style-name="P7"><text:span text:style-name="T10">100,000 dwarves</text:span></text:p>
        <text:p text:style-name="P7"><text:span text:style-name="T9">Anor</text:span></text:p>
        <text:p text:style-name="P7"><text:span text:style-name="T10">40,000 men</text:span></text:p>
        <text:p text:style-name="P7"><text:span text:style-name="T10">10,000** Telath’cathwaith</text:span></text:p>
        <text:p text:style-name="P7"><text:span text:style-name="T10">5,000** Immunes</text:span></text:p>
        <text:p text:style-name="P7"><text:span text:style-name="T9">Brund</text:span></text:p>
        <text:p text:style-name="P7"><text:span text:style-name="T10">90,000 men and elves</text:span></text:p>
        <text:p text:style-name="P7"><text:span text:style-name="T10">10,000** Guards of Stah</text:span></text:p>
        <text:p text:style-name="P7"><text:span text:style-name="T9">Erresea</text:span></text:p>
        <text:p text:style-name="P7"><text:span text:style-name="T10">5,000 elves</text:span></text:p>
        <text:p text:style-name="P7"><text:span text:style-name="T10">700** Shadows</text:span></text:p>
        <text:p text:style-name="P7"><text:span text:style-name="T9">Albos</text:span></text:p>
        <text:p text:style-name="P7"><text:span text:style-name="T10">20,000 men</text:span></text:p>
        <text:p text:style-name="P7"><text:span text:style-name="T10">8,000** rangers</text:span></text:p>
        <text:p text:style-name="P7"><text:span text:style-name="T10">50,000 dwarves</text:span></text:p>
        <text:p text:style-name="P7"><text:span text:style-name="T10">500** Telivant Guards</text:span></text:p>
        <text:p text:style-name="P7"><text:span text:style-name="T9">Olaea</text:span></text:p>
        <text:p text:style-name="P7"><text:span text:style-name="T10">50,000** Lad’cathwaith</text:span></text:p>
        <text:p text:style-name="P7"><text:span text:style-name="T10">2,000** Swords of Akina</text:span></text:p>
        <text:p text:style-name="P7"><text:span text:style-name="T10">10,000 men and elves</text:span></text:p>
        <text:p text:style-name="P7"><text:span text:style-name="T9">Etrun</text:span></text:p>
        <text:p text:style-name="P7"><text:span text:style-name="T10">10,000 elves</text:span></text:p>
        <text:p text:style-name="P7"><text:span text:style-name="T10">1,000** Flesh-Eaters</text:span></text:p>
        <text:p text:style-name="P7"><text:span text:style-name="T10">20,000 orcs</text:span></text:p>
        <text:p text:style-name="P7"><text:span text:style-name="T10">1,000** Warriors of Grumsh</text:span></text:p>
        <text:p text:style-name="P7"><text:span text:style-name="T10">100,000 beasts</text:span></text:p>
        <text:p text:style-name="P7"><text:span text:style-name="T9">Ibos</text:span></text:p>
        <text:p text:style-name="P7"><text:span text:style-name="T10">70,000 men and elves</text:span></text:p>
        <text:p text:style-name="P7"><text:span text:style-name="T10">100,000 warforged</text:span></text:p>
        <text:p text:style-name="P7"><text:span text:style-name="T10">1,000** airships</text:span></text:p>
        <text:p text:style-name="P7"><text:span text:style-name="T10">1,000** Spellbrand infiltrators</text:span></text:p>
        <text:p text:style-name="P7"><text:span text:style-name="T10">*1 Big Blue</text:span></text:p>
        <text:p text:style-name="P7"><text:span text:style-name="T10">*Spellbrand equipment</text:span></text:p>
        <text:p text:style-name="P7"><text:span text:style-name="T9">Annuntol</text:span></text:p>
        <text:p text:style-name="P7"><text:span text:style-name="T10">200,000 elves of the Orn Hossrim</text:span></text:p>
        <text:p text:style-name="P7"><text:span text:style-name="T10">10,000** Lights of Isilme</text:span></text:p>
        <text:p text:style-name="P7"><text:span text:style-name="T10">5,000*** dragons and riders</text:span></text:p>
        <text:p text:style-name="P7"><text:span text:style-name="T9">Aamir/Talaal</text:span></text:p>
        <text:p text:style-name="P7"><text:span text:style-name="T10">200,000 fey-men</text:span></text:p>
        <text:p text:style-name="P7"><text:span text:style-name="T10">100,000 Talaali horseriders</text:span></text:p>
        <text:p text:style-name="P7"><text:span text:style-name="T9">Westring</text:span></text:p>
        <text:p text:style-name="P7"><text:span text:style-name="T10">200,000 elf-men</text:span></text:p>
        <text:p text:style-name="P7"><text:span text:style-name="T10">10,000** Knights of the King</text:span></text:p>
        <text:p text:style-name="P7"><text:span text:style-name="T9">Basilian Confederation</text:span></text:p>
        <text:p text:style-name="P7"><text:span text:style-name="T10">100,000 men</text:span></text:p>
        <text:p text:style-name="P7"><text:span text:style-name="T10">50,000** ships</text:span></text:p>
        <text:p text:style-name="P7"><text:span text:style-name="T9">Wintercrown</text:span></text:p>
        <text:p text:style-name="P7"><text:span text:style-name="T10">100,000 northmen</text:span></text:p>
        <text:p text:style-name="P7"><text:span text:style-name="T10">10,000** Berserkers </text:span></text:p>
        <text:p text:style-name="P7"><text:span text:style-name="T9">Irosh</text:span></text:p>
        <text:p text:style-name="P7"><text:span text:style-name="T10">300,000 elves</text:span></text:p>
        <text:p text:style-name="P7"><text:span text:style-name="T10">50,000** Divine Swords</text:span></text:p>
        <text:p text:style-name="P7"><text:span text:style-name="T9">Theas</text:span></text:p>
        <text:p text:style-name="P7"><text:span text:style-name="T10">100,000 elves</text:span></text:p>
        <text:p text:style-name="P7"><text:span text:style-name="T10">100,000 Locked Missionaries</text:span></text:p>
        <text:p text:style-name="P7"><text:span text:style-name="T10">10,000** Shadowblades</text:span></text:p>
        <text:p text:style-name="P7"><text:span text:style-name="T9">Lostondor</text:span></text:p>
        <text:p text:style-name="P7"><text:span text:style-name="T10">200,000 slaves</text:span></text:p>
        <text:p text:style-name="P7"><text:span text:style-name="T10">50,000 gladiators</text:span></text:p>
        <text:p text:style-name="P7"><text:span text:style-name="T9">Winterfall</text:span></text:p>
        <text:p text:style-name="P7"><text:span text:style-name="T10">10,000 men</text:span></text:p>
        <text:p text:style-name="P7"><text:span text:style-name="T10">5,000** Turned Jaegers</text:span></text:p>
        <text:p text:style-name="P7"><text:span text:style-name="T10">5,000** Mages</text:span></text:p>
        <text:p text:style-name="P7"><text:span text:style-name="T9">The Underdark</text:span></text:p>
        <text:p text:style-name="P7"><text:span text:style-name="T10">100,000 drow</text:span></text:p>
        <text:p text:style-name="P7"><text:span text:style-name="T10">15,000 elites of Lolth</text:span></text:p>
        <text:p text:style-name="P7"><text:span text:style-name="T9">Summerzel</text:span></text:p>
        <text:p text:style-name="P7"><text:span text:style-name="T10">50,000 elves</text:span></text:p>
        <text:p text:style-name="P7"><text:span text:style-name="T10">10,000*** dragons and riders</text:span></text:p>
        <text:p text:style-name="P15"><text:span text:style-name="T9">Uzai</text:span></text:p>
        <text:p text:style-name="P15"><text:span text:style-name="T10">500,000 Utari</text:span></text:p>
        <text:p text:style-name="P15"><text:span text:style-name="T10">20,000*** dragons and riders</text:span></text:p>
        <text:p text:style-name="P15"><text:span text:style-name="T10">20,000** ships</text:span></text:p>
        <text:p text:style-name="P7"><text:soft-page-break/><text:span text:style-name="T10">Base </text:span><text:span text:style-name="T11">Total: 3,307,300</text:span></text:p>
        <text:p text:style-name="P7"><text:span text:style-name="T11">General: 3,005,000</text:span></text:p>
        <text:p text:style-name="P7"><text:span text:style-name="T11">Elite x2 (**): <text:s/>536,400</text:span></text:p>
        <text:p text:style-name="P7"><text:span text:style-name="T11">Elite x3 (***): <text:s/>105,300</text:span></text:p>
        <text:p text:style-name="P7"><text:span text:style-name="T11">Pre-Multiplier Total: <text:s/>3,646,700</text:span></text:p>
        <text:p text:style-name="P7"><text:span text:style-name="T11">Multipliers (*…): Spellbrand Equipment (x1.5)</text:span></text:p>
        <text:p text:style-name="P7"><text:span text:style-name="T11">TOTAL EQUIVILANT: 5,470,050</text:span></text:p>
        <text:p text:style-name="P7"><text:span text:style-name="T11">Super weapons: Hera’roba (-4,000,000), Big Blue (-1,000,00</text:span></text:p>
      </text:section>
      <text:section text:style-name="Sect2" text:name="Section1">
        <text:p text:style-name="P3"/>
      </text:section>
      <text:section text:style-name="Sect1" text:name="Section2">
        <text:p text:style-name="P5"><text:span text:style-name="T10"><text:tab/></text:span><text:span text:style-name="T9">The Strength of Vecna’s Armies</text:span></text:p>
        <text:p text:style-name="P5"><text:span text:style-name="T10"><text:tab/><text:tab/>1,000,000 under Abraham</text:span></text:p>
        <text:p text:style-name="P5"><text:span text:style-name="T10"><text:tab/><text:tab/>2,000,000 under Caqirin</text:span></text:p>
        <text:p text:style-name="P5"><text:span text:style-name="T10"><text:tab/><text:tab/>1,000,000 under Yanochka</text:span></text:p>
        <text:p text:style-name="P5"><text:span text:style-name="T10"><text:tab/><text:tab/>1,000,000 under Rhuncia</text:span></text:p>
        <text:p text:style-name="P5"><text:span text:style-name="T10"><text:tab/><text:tab/>1,000,000 under Dzuzzun</text:span></text:p>
        <text:p text:style-name="P5"><text:span text:style-name="T10"><text:tab/><text:tab/>1,000,000 under Raeg</text:span></text:p>
        <text:p text:style-name="P15"><text:span text:style-name="T10">1,000,000 under Silmar</text:span></text:p>
        <text:p text:style-name="P5"><text:span text:style-name="T10">1,000,000 under Lim Vithara</text:span></text:p>
        <text:p text:style-name="P5"><text:span text:style-name="T10">500,000 living turned of Ilia</text:span></text:p>
        <text:p text:style-name="P5"><text:span text:style-name="T10">*Undeath</text:span></text:p>
        <text:p text:style-name="P5"><text:span text:style-name="T11">Pre-Multiplier Total: 9,000,000 dead 500,000 living</text:span></text:p>
        <text:p text:style-name="P5"><text:span text:style-name="T11">Multipliers: Undeath (x2)</text:span></text:p>
        <text:p text:style-name="P5"><text:span text:style-name="T11">Post Multiplier Total: 18,500,000</text:span></text:p>
      </text:section>
      <text:p text:style-name="P4"/>
      <text:p text:style-name="P9"><text:span text:style-name="T1">415 AC- Despite the destruction of Vecna, his legacy lives on. His numerous generals and corrupt humans dot the land, and his Apocalypse army marches from Erresea.</text:span></text:p>
      <text:p text:style-name="P15"><text:span text:style-name="T1">-</text:span><text:span text:style-name="T12">Hammer: </text:span></text:p>
      <text:p text:style-name="P18"><text:span text:style-name="T1">-With Nenril just fallen, Vecna’s Nenril army, Army 1, moves south towards Iant, joined by his Iant army, Army 2. They quickly reach the mountains of Albos and are slowed. Generaux Serge Delys heads the ranger groups fighting the dead in the mountains.</text:span></text:p>
      <text:p text:style-name="P18"><text:span text:style-name="T1">-Queen Anastasia Blue begins research on a means to make the technical power of Arear mobile, through magical power stored in battery packs. This research is aided by Hera’rosintilya. With this step forward, Arear’s ability to become a major power in the war will increase. </text:span></text:p>
      <text:p text:style-name="P17"><text:span text:style-name="T1">-</text:span><text:span text:style-name="T12">Alturiak:</text:span><text:span text:style-name="T1"> </text:span></text:p>
      <text:p text:style-name="P18"><text:span text:style-name="T1">-Yorick Alibaster begins his work as a Tirish diplomat working to better the relations between Brund and Tirion. He is joined by his aid Magnus Ritamir.</text:span></text:p>
      <text:p text:style-name="P18"><text:span text:style-name="T1">-Queen Anastasia Blue in Arear orders the construction of a massive mechanized army, biomechanical enhancer suits, and the Big Blue, a massive magically powered cannon, the first of its kind. She ordrs the Big Blue to be guarded by her two clockwork colossuses until it is completed.</text:span></text:p>
      <text:p text:style-name="P7"><text:span text:style-name="T12">-Ches:</text:span></text:p>
      <text:p text:style-name="P19"><text:span text:style-name="T12">-</text:span><text:span text:style-name="T1">After months of searching the refugee camps around Arear, Isabella Marx and Rowan Fenrir find Rowan’s father. After failing to convince him of moving to a safe location, Isabella and Rowan begin their move to Era, Tirion. There, Isabella hopes to train Rowan as a bard at the Queen’s guildhouse.</text:span></text:p>
      <text:p text:style-name="P14"><text:span text:style-name="T12"><text:tab/>-Tarsahk:</text:span></text:p>
      <text:p text:style-name="P20"><text:span text:style-name="T12">-</text:span><text:span text:style-name="T1"> Generaux Serge Delys and the rangers of Albos launch more frequent skirmishes as the winter’s snows melt. The mountains are thick with trees, and the fighting is spread out and remote. The rangers are experts at ambush and guerilla warfare, but </text:span><text:soft-page-break/><text:span text:style-name="T1">their reliance on archery and ranged weapondry means an inability to effectively kill the undead creatures.</text:span></text:p>
      <text:p text:style-name="P14"><text:span text:style-name="T12"><text:tab/>-Mirtul:</text:span></text:p>
      <text:p text:style-name="P14"><text:span text:style-name="T12"><text:tab/><text:tab/>-</text:span><text:span text:style-name="T1">Vecna sends an army towards the Grey City, Army 3.</text:span></text:p>
      <text:p text:style-name="P14"><text:span text:style-name="T12"><text:tab/>-Kythorn:</text:span></text:p>
      <text:p text:style-name="P20"><text:span text:style-name="T12">-</text:span><text:span text:style-name="T1">Army 3 reaches the Grey City, led by the mysterious shadow man Lim Vithara. The dead burn no torches in the night, but the city is ready. Stocked with food and supplies, it can withstand a long siege. The undead begin to construct siege weapons, and, on the Summer Solstice, the Siege of the Grey City begins. General Samuel Maitre heads the siege and Grand Duke Nycolas calls out for Tirish and Arearian aid.</text:span></text:p>
      <text:p text:style-name="P14"><text:span text:style-name="T12"><text:tab/>-Flamerule:</text:span></text:p>
      <text:p text:style-name="P20"><text:span text:style-name="T12">-</text:span><text:span text:style-name="T1">The Tirish king, King Huelin—now 68—mobilizes the Tirish military towards the Sword of Stah. In addition, he orders a mass draft of the populous. The peasentry is outraged, and small revolts begin to flare up throughout the countryside.</text:span></text:p>
      <text:p text:style-name="P20"><text:span text:style-name="T1">- Generaux Serge Delys calls to the order of Telivant Priests in Iant to come and bless the weapons of his men—this is the first use of widespread holy magic, and it significantly increases the effectiveness of the Albosi rangers.</text:span></text:p>
      <text:p text:style-name="P14"><text:span text:style-name="T12"><text:tab/>-Eleasias:</text:span></text:p>
      <text:p text:style-name="P20"><text:span text:style-name="T12">-</text:span><text:span text:style-name="T1">Vecna’s fourth army marches from the portal in Erresea. It moves north towards the Shield of Stah. It quickly reaches the Shield, and the dead begin a siege of the fortress. The siege is mainly a diversion headed by the Lich Lord Abraham as the death begin to traverse the mountains.</text:span></text:p>
      <text:p text:style-name="P20"><text:span text:style-name="T12">-</text:span><text:span text:style-name="T1">General Samuel Maitre of the Grey City orders and evacuation of the outer rings of the city, forcing people into the inner rings or onto ships to be moved to Pike in Tirion. He then begins a repurposement of the outer rings, turning the buildings into siege engines and war camps.</text:span></text:p>
      <text:p text:style-name="P5"><text:span text:style-name="T1"><text:tab/></text:span><text:span text:style-name="T12"><text:tab/>-Eleint:</text:span></text:p>
      <text:p text:style-name="P14"><text:span text:style-name="T12"><text:tab/>-Marpenoth:</text:span></text:p>
      <text:p text:style-name="P20"><text:span text:style-name="T12">-</text:span><text:span text:style-name="T1">Nearing the end of the month, the dead of Abraham’s fourth army who began to cross the mountains begin attacking the Shield of Stah from both sides, cutting off any supplies coming to the defenders. Hessoh Totah saw this coming, and had called for the brunt of the Brundi army. The desert riders and skirmishers caught the dead as they descended from the jagged peaks, and the elves and men were able to expunge the undead and hold them at bay in the mountains. The mountain fighters were named the Suth Peak Fighters, and they were led by the elf woman Naa Sebah. The Suth Peak Fighters were joined by the Voices of Nara, a group of barbarians led and trained by Magnus Ritamir, devoit friend and follower of Yorick Alibaster. Magnus was sent to aid Naa Sebah by Yorick himself.</text:span></text:p>
      <text:p text:style-name="P20"><text:soft-page-break/><text:span text:style-name="T1">-Samuel Maitre begins his counter assault on Lim Vithara and Vecna’s third army using the city itself as ammunition. With the evacuations long underway, the number of supplies needed to support the city is drastically lowered. Samuel Maitre believes the city could hold for a significant number of years.</text:span></text:p>
      <text:p text:style-name="P20"><text:span text:style-name="T1">-The evacuated peoples of the Grey City form camps and settlements along the coast near Pike. King Huelin doesn’t take kindly to their presence, and decides it is in his best interest to draft many of them.</text:span></text:p>
      <text:p text:style-name="P14"><text:span text:style-name="T12"><text:tab/>-Uktar:</text:span></text:p>
      <text:p text:style-name="P20"><text:span text:style-name="T12">-</text:span><text:span text:style-name="T1">Brund keeps its gates closed to the Tirish forces. The Brundi king Juhul remains adamant that the Shield of Stah will be able to hold Abraham’s forces back. Yorick Alibaster works to persuade him otherwise. The Shield is held by Hessoh Totah.</text:span></text:p>
      <text:p text:style-name="P14"><text:span text:style-name="T12"><text:tab/>-Nightal:</text:span></text:p>
      <text:p text:style-name="P20"><text:span text:style-name="T12">-</text:span><text:span text:style-name="T1">The rangers of Albos lose ground in the dark of winter, and are pushed back to Iant. The massive undead force, led by Caqirin, lays siege to the city.</text:span></text:p>
      <text:p text:style-name="P20"><text:span text:style-name="T1">-In the gentle winter of northern Erresea, many of the undead of Abraham’s fourth army push through the mountains around the Shield of Stah. Naa Sebah and the Suth Peak Fighters and Magnus Ritamir and the Voices of Nara lay in ambush throughout the peaks and valleys of the craggy cliffs, and the skirmishing defenders were able to cause heavy casualties to the attackers.</text:span></text:p>
      <text:p text:style-name="P4"/>
      <text:p text:style-name="P9"><text:span text:style-name="T1">416—King Huelin of Tirion begins the construction of a great fleet to carry the armies of Tirion across the waters of the sea while the south is besieged by Vecna’s seven emerged armies. The skies are dark and the land is cast in a shadow of grey. </text:span></text:p>
      <text:p text:style-name="P15"><text:span text:style-name="T1">-</text:span><text:span text:style-name="T12">Hammer:</text:span></text:p>
      <text:p text:style-name="P19"><text:span text:style-name="T1">-During the winter months of 416, Naa Sebah of the Suth Peak Fighters begin work on outposts, towers, and small forts to help defend the mountain passes of Brund. They are aided by the Voices of Nara.</text:span></text:p>
      <text:p text:style-name="P14"><text:span text:style-name="T1"><text:tab/>-</text:span><text:span text:style-name="T12">Alturiak:</text:span></text:p>
      <text:p text:style-name="P20"><text:span text:style-name="T12">-</text:span><text:span text:style-name="T1">An assassin attempts to kill King Huelin of Tirion, but is stopped by Yorick Alibaster, promitioned by Hera’rocoia. Yorick’s standing with Huelin is greatly increased. Yorick convinces Huelin to construct a massive fleet to bypass the Brundi Sea.</text:span></text:p>
      <text:p text:style-name="P7"><text:span text:style-name="T12">-Ches:</text:span></text:p>
      <text:p text:style-name="P7"><text:span text:style-name="T12"><text:tab/>-</text:span><text:span text:style-name="T1">King Huelin promptly begins construction of a great fleet.</text:span></text:p>
      <text:p text:style-name="P18"><text:span text:style-name="T12">-</text:span><text:span text:style-name="T1">The fifth dead army marches from Ravenloft towards Ebun in Olaea, led by the Vampire Matriarch Yanochka. In a few weeks, they reach the smooth golden plains, the black armor and looming clouds in stark contrast to the rolling wheat. They don’t burn and pillage the land, however, but move straight towards Ebun.</text:span></text:p>
      <text:p text:style-name="P18"><text:soft-page-break/><text:span text:style-name="T12">-</text:span><text:span text:style-name="T1">Hessoh Totah, the keeper of the Shield of Stah, realizes that his siege cannot be broken—they cannot win. Abraham, the powerful lich-wraith, is using divination to cut off any forms of magical communication, but Hessoh Totah is able to sneak a messenger bird out of the fortress towards Arear. He calls for a sort of weapon to do whatever he can to aid Brund.</text:span></text:p>
      <text:p text:style-name="P18"><text:span text:style-name="T1">-The siege of Iant is grueling, as the city can only be starved out. Caqirin has, however, figured out a way into the city. The Great Telivant Bridge spans the straights to the south of the city, and its southern passage is not as heavily defended. He sends half of his force to wade through the sea to the other side of the city. Generaux Serge Delys sees the dead move to the waters, and he immediately orders that the Great Telivant Bridge be more heavily guarded, and the people evacuated to the city proper. Generaux Serge Delys calls for outside aid, and he sends his pleas to Arear.</text:span></text:p>
      <text:p text:style-name="P14"><text:span text:style-name="T12"><text:tab/>-Tarsahk:</text:span></text:p>
      <text:p text:style-name="P20"><text:span text:style-name="T12">-</text:span><text:span text:style-name="T1">Yanochka reaches Ebun, but the city, carved into the walls of a ravine, is varitably impossible to assault on the ground. She sieges the city while building devices to take the city. Belerand Redmane organizes the adventure guild in Ebun to fight back against the dead army.</text:span></text:p>
      <text:p text:style-name="P20"><text:span text:style-name="T12">-</text:span><text:span text:style-name="T1">Hessoh Totah’s messenger bird reaches Arear, and Queen Anastasia understands his plight. She personally begins work on a new type of bomb. Queen Anastasia also receives Generaux Serge Delys’s call for aid from Iant, but must wait to continue work on her previously envisioned ideas—magically powered battery weapons.</text:span></text:p>
      <text:p text:style-name="P20"><text:span text:style-name="T1">-Halifax and Luck Looney sail to Iant to help Generaux Serge Delys. They arrive at a surrounded city, locked by a brutal swath of undead at the North Gate and the South Gate. Huge black bats circle overhead the wood and stone houses, screeching in the night. The siege engiens of Vecna’s Warlord Caqirin encircle the walls, and dark drums beat through the shadows. Caqirin sits on high, looming above the battlefield on a huge palanquin pyramid. There is not way for them both to enter the city, as Caqirin’s presence blocks teleportation within range of the city. Halifax leaves for Arear while Luck Looney infiltrates the city, perfectly avoiding all perceptions. He slips into the city and meets with Generaux Serge Delys, discussing ways to make the city impenetrable.</text:span></text:p>
      <text:p text:style-name="P14"><text:span text:style-name="T12"><text:tab/>-Mirtul:</text:span></text:p>
      <text:p text:style-name="P20"><text:span text:style-name="T12">-</text:span><text:span text:style-name="T1">Vecna’s sixth army moves to the waters off of Erresea, wading along the bottom until they reach Anor in the north. They are led by the wraith Rhuncia.</text:span></text:p>
      <text:p text:style-name="P20"><text:span text:style-name="T12">-</text:span><text:span text:style-name="T1">Generaux Serge Delys begins to implement Luck Looney’s plans to make the city impenetrable to Caqirin’s forces—the walls are thickened, spiked, and warded, and multiple outer defensive </text:span><text:soft-page-break/><text:span text:style-name="T1">rings are created within the walls of the city. Defensive weapons are crafted en-masse, such as boiling oil and heavy rocks.</text:span></text:p>
      <text:p text:style-name="P20"><text:span text:style-name="T12">-</text:span><text:span text:style-name="T1">Halifax reaches Arear, and he is able to continue Queen Anastasia’s progress on energy-powered weapons while she works on Hessoh Totah’s bomb.</text:span></text:p>
      <text:p text:style-name="P20"><text:span text:style-name="T12">-</text:span><text:span text:style-name="T1">Luck Looney travels to the dwarven cities to the north of Iant as Generaux Serge Delys builds the defences of the city. The deep dwarves of Albos live in the darkness beneath the world, in thin tunnels that open into magnificent and cavernous natural hollows of the deep-world. The tunnels and cities of the stone connect to a deeper, darker world that seems to run for thousands of miles. Luck meets the Khaza of the dwarves, Khaza Kromir, and inspires him to work on a magnificent weapon—a bow unlike any other. Khaza Kromir’s mighty hammer rings in the halls of the dwarves for weeks on end as he and Luck work at the Star Forge of Harn Kahlduhr.</text:span></text:p>
      <text:p text:style-name="P14"><text:span text:style-name="T12"><text:tab/>-Kythorn:</text:span></text:p>
      <text:p text:style-name="P14"><text:span text:style-name="T12"><text:tab/><text:tab/>-</text:span><text:span text:style-name="T1">The Lad’cathwaith of Olaea are gathered together by a great leader, Teruo.</text:span></text:p>
      <text:p text:style-name="P18"><text:span text:style-name="T1">-Rhuncia and the sixth army of Vecna reach the frozen shores of the north, and they trudge towards Arcum.</text:span></text:p>
      <text:p text:style-name="P18"><text:span text:style-name="T1">-Yanochka the vampire matriarch besieging Ebun finds a way into the city. The massive undead army begins to form themselves into chains and descend into the ravine, swinging into the city from the city. Corpses of the undead fill the ravine as the chains are cut and burned by Belerand Redmane, but the overwhelming numbers of Yanochka’s force begin to take their toll on the defenders. Belerand and his guild fight for days on end, but with no end in sight. Yanochka’s laughter echoes throughout the ravine as the city of Ebun is stormed by the dead, and soon Belerand is forced to retreat with the few soldiers remaining. The city had already been evacuated, with the civilians leaving through secret underground tunnels. The refugees head towards Arear, adding to the camps outside the city, now spanning for miles.</text:span></text:p>
      <text:p text:style-name="P20"><text:span text:style-name="T1">-With Ebun of Olaea taken, the supply line of Ilia is wounded. </text:span><text:span text:style-name="T2">Jaton, Brund, Albos, and Ibos’ cities will not have the supplies to last much longer, unless they were to receive outside aid.</text:span></text:p>
      <text:p text:style-name="P20"><text:span text:style-name="T1">-This is the one-year mark of the siege of the Grey City. Lim Vithara begins to unleash his power—an ancient echo the Great Shadow of Amarth, Lim is able to extend his mind to the bodies of others, as if he were the shadow controlling all. He takes control of the entire third army—the one million dead are all Lim Vithara. He uses the hive mind and domination abilities to begin to seep into the city through the walls themselves.</text:span></text:p>
      <text:p text:style-name="P20"><text:span text:style-name="T1">-In a massive wave, Caqirin’s undead at the north gate of Iant raise hundreds of huge ladders onto the walls. The ladders </text:span><text:soft-page-break/><text:span text:style-name="T1">slammed onto the stone parapets, and undead flooded the walls, fighting the defenders in the dim light. The defence of the walls seemed hopeless; the undead’s numbers are overwhelming, but through the darkness, one hundred streaks of light arc over the armies from the mountains. Luck Looney charges with an army of the dwarves of Harn Khalduhr. Luck wields the Vuichiva, a spectacular golden bow which seems to be woven from the heartstrings of the world itself. The center strings pulses with anguish, and it is said that the bow’s heartsring will glow with a soft light only when a tme of peace is reached. Each arrow fired from Vuichiva multiplies with the strength of the weilder’s anguish, and as Luck charges, Vuichiva’s arrows split into one hundred holy arcs of light. The dwarves only lead a preliminary charge against the massive undead force—they plan to fall back to their mountain defenses after the initial attack is finished. The shock of the flanking armies allows Generaux Serge Delys and the defenders of Iant to destroy many of Caqirin’s ladders and expunge the undead from the walls of the city. </text:span></text:p>
      <text:p text:style-name="P14"><text:span text:style-name="T12"><text:tab/>-Flamerule:</text:span></text:p>
      <text:p text:style-name="P20"><text:span text:style-name="T12">-</text:span><text:span text:style-name="T1">Vecna’s seventh army moves towards Etrun, and is led by Dzuzzun, a massive nightwalker. When the army reaches Olaea, they are beset upon by Teruo’s cats when the sky was as red as blood. The cats tore into the dead ranks, but soon they began taking heavy casualties. Teruo orders a retreat, and the cats melt into the high grass.</text:span></text:p>
      <text:p text:style-name="P20"><text:span text:style-name="T12">-</text:span><text:span text:style-name="T1">At the beginning of the month, the wraith Rhuncia and her sixth army reach Arcum. The wraith’s army surrounds the city, wading into the icy bay. The city in the north is not weak—its walls are thick with ice and stone, and with the Talath’caithwaith and elite tundra fighters, the undead army is slowly picked away at. The Immunes, elite soldiers and innovators under the command of Dux Blossia Ingenua, begin to work on a means to destroy the dead en masse.</text:span></text:p>
      <text:p text:style-name="P20"><text:span text:style-name="T12">-</text:span><text:span text:style-name="T1">The forests and plains north of Iant are a massive battleground, as Luck Looney and Khaza Krumir lead small guerilla parties of dwarves throughout the hills. Caqirin falls for Luck’s plot, and his spreads his northern army thin to follow the dwarves. The bands of dwarves become known as Daanthrage, or Dead Runners.</text:span></text:p>
      <text:p text:style-name="P14"><text:span text:style-name="T12"><text:tab/>-Eleasias:</text:span></text:p>
      <text:p text:style-name="P20"><text:span text:style-name="T1">-Vecna’s eighth army marches towards the Grey City, but only to move past it. They plan to march into the bay, and then turn north towards Ordos. The army is led by Raeg the Dracolich.</text:span></text:p>
      <text:p text:style-name="P20"><text:span text:style-name="T1">-Dzuzzun and Vecna’s seventh army reach Kuritori, but the forest city is difficult to besiege, and the invasion unites the orcs and wood elves against a common foe. The combines forces of Etrun are led by the orc Gihihk and the elf Nellion. The fighting is </text:span><text:soft-page-break/><text:span text:style-name="T1">viscious and unorganized, with the recent enemies turned allies fighting in the trees and in the brush. </text:span></text:p>
      <text:p text:style-name="P20"><text:span text:style-name="T1">-This is the one-year mark for the siege of the Shield of Stah.</text:span></text:p>
      <text:p text:style-name="P14"><text:span text:style-name="T12"><text:tab/>-Eleint:</text:span></text:p>
      <text:p text:style-name="P20"><text:span text:style-name="T12">-</text:span><text:span text:style-name="T1">Raeg the Drocolich reaches the bay of Ordos, and his army surfaces and lays siege to the swamp city. Raeg himself flies over the city, breathing his horrible fire upon the defenders.</text:span></text:p>
      <text:p text:style-name="P20"><text:span text:style-name="T12">-</text:span><text:span text:style-name="T1">After only a short time of fighting, both Nellion, leader of the elves in Etrun, is killed. Ghihihk and the orcs are more unified, and have moved back to the fortified coast city of Penin. The elves of the land have scattered, forming small roaming bands in the forests and valleys of the mountains.</text:span></text:p>
      <text:p text:style-name="P20"><text:span text:style-name="T1">-Queen Anastasia’ bomb plans made for Hessoh Totah are complete, and she begins constructing the amount that Totah requested.</text:span></text:p>
      <text:p text:style-name="P20"><text:span text:style-name="T1">-As Lim Vithara infiltrates the Grey City, he begins to take control of the soldiers of Samuel Maitre. Maitre, seeing this, orders a retreat to the second ring of the city, moving as many of the siege engines as possible. He orders thousands of fires to be lit in the second ring, keeping the vile shadows at bay. With the help of Knowledge, he creates a ring of impenetrable magical light around the second ring. Hearing the reports from the Grey City, Magnus Ritamir travels there with his band of vicious fighters—the Voices of Nara. Magnus trained the Voices of Nara on the orders of Yorick Alibaster to aid with the war while Yorick was gathering worldly support. At the Grey City, </text:span><text:span text:style-name="T16">Cassius Accius Ramirus</text:span><text:span text:style-name="T1">—Magnus’s second in command in the Voices of Nara and a massive Arcish man—meets the daughter of Samuel Maitre, Lydie Maitre. Along with Magnus, Clara Fairfox sails to the Grey City to aid in healing, as it is the forfront of the war effort.</text:span></text:p>
      <text:p text:style-name="P20"><text:span text:style-name="T12">-</text:span><text:span text:style-name="T1"> Dux Blossia Ingenua and the Immunes of Arcum use an ancient recipe for dragonfyre developed in the lands across the sea to mix a massive amount of the substance. They dump it into the bay, and in a swift move they light the army of Rhuncia aflame. The Great Burning of the bay could be seen as a glow on the horizon for miles, the green fire incinerating the undead. The dead kept poring forth, however, despite the fire. Blossia calls for Tirion’s aid.</text:span></text:p>
      <text:p text:style-name="P14"><text:span text:style-name="T12"><text:tab/>-Marpenoth:</text:span></text:p>
      <text:p text:style-name="P20"><text:span text:style-name="T12">-</text:span><text:span text:style-name="T1">Yorick Alibaster gathers the members of the Queen’s Guild to fly south and battle Raeg the Dracolich. The quickly reach the swamps of Ordos, and they infiltrate the enemy lines, locating and battling Raeg. Yorick’s holy power, spread amongst the members of the guild, quickly brings Raeg to his knees, and Yorick delivers the final, fatal blow to the ancient undead dragon. This marks the first of Vecna’s generals to be destroyed. While many of the attackers were killed, the battle gives Ordos a chance to survive longer.</text:span></text:p>
      <text:p text:style-name="P20"><text:soft-page-break/><text:span text:style-name="T1">-A young elven swordsman name Jin begins to unite many of the scattered elves of Etrun. He trains them and brings the fight to the undead spread throughout the forests. As he gathers more and more elves, many frightened villages also join his growing band.</text:span></text:p>
      <text:p text:style-name="P14"><text:span text:style-name="T12"><text:tab/>-Uktar:</text:span></text:p>
      <text:p text:style-name="P20"><text:span text:style-name="T12">-</text:span><text:span text:style-name="T1">The Daanthrage are forced into hiding for the winter. They retreat to the mountains and secret hill forts to hide from Caqirin’s dauntless dead. </text:span></text:p>
      <text:p text:style-name="P14"><text:span text:style-name="T12"><text:tab/>-Nightal:</text:span></text:p>
      <text:p text:style-name="P20"><text:span text:style-name="T12">-</text:span><text:span text:style-name="T1">Defenders in the siege of the Shield of Stah are forced to begin severely rationing the stores of supplies set into the fortresses’ mountain storerooms. The supplies will last for 3 more years.</text:span></text:p>
      <text:p text:style-name="P20"><text:span text:style-name="T12">-</text:span><text:span text:style-name="T1">The waning of the year brings only death to Etrun. As the great army of Dzuzzun spreads itself to find and kill the scattered elves, Dzuzzun himself seizes a lair in the ruins of Kuritori, where he lies in wait for the end of the pesky elves. His presence eminates a powerful evil throughout the forest, and it angers the creatures of the land.</text:span></text:p>
      <text:p text:style-name="P20"><text:span text:style-name="T12">-</text:span><text:span text:style-name="T1">Jin and his band of hunters take to the hills and mountains for their secret refuges. They raid in the forested hills, but the numbers of Dzuzzun are great. Jin is a charismatic and fiery leader, and his men will die for him at his call.</text:span></text:p>
      <text:p text:style-name="P12"/>
      <text:p text:style-name="P14"><text:span text:style-name="T1">417 AC—</text:span></text:p>
      <text:p text:style-name="P14"><text:span text:style-name="T1"><text:tab/>-</text:span><text:span text:style-name="T12">Hammer:</text:span></text:p>
      <text:p text:style-name="P20"><text:span text:style-name="T12">-</text:span><text:span text:style-name="T1">The winter brings disposed villagers, abandoned fighters, and others lost to the mountains of Etrun. They join with Jin, and they begin to build settlements in the peaks and deep valleys.</text:span></text:p>
      <text:p text:style-name="P14"><text:span text:style-name="T1"><text:tab/>-</text:span><text:span text:style-name="T12">Alturiak:</text:span></text:p>
      <text:p text:style-name="P20"><text:span text:style-name="T1">-Huge airships lift off from Arear carrying thousands of tons of supplies. They fly across the continent, delivering Arear’s supplies to the besieged cities. Soon, though, Queen Anastasia knows that Arear’s own supplies will run low. She believes that the airdrops will be able to bring 1 years’ supplies to each of the besieged areas. She calls to Yorick to seek the aid of lands across the oceans.</text:span></text:p>
      <text:p text:style-name="P20"><text:span text:style-name="T1">-Yorick Alibaster, hearing Queen Anastasia’s plea, sails to the Sunset Isles to the west. He seeks council and hearing from Queen Oldhingwen (A Maiden’s Dream of Silence).</text:span></text:p>
      <text:p text:style-name="P20"><text:span text:style-name="T1">-The bombs planned for Hessoh Totah are completed, and they are shipped off to the Shield of Stah by airship. The airship quickly reaches the Shield, and Hessoh Totah ordrs his engineers to rig the bombs into the stonework of the wall itself. The bombs cannot be set off by the rocks flung by Abraham’s army—they only respond to a specific order issued by Hessoh Totah himself. In addition, the airships brought much needed supplies. Hessoh Totah believes that, with rationing, the Shield of Stah should be </text:span><text:soft-page-break/><text:span text:style-name="T1">able to withstand the undead hordes until Nightal of 420.</text:span><text:span text:style-name="T2"> </text:span><text:span text:style-name="T1">Hessoh also orders the construction of large catapults by the Brundi army behind the wall, so as to launch stones onto the dead.</text:span></text:p>
      <text:p text:style-name="P20"><text:span text:style-name="T1">-On a cold, moonlit night in the mountains of Etrun, Dzuzzun’s forces converge on Jin’s settlement in the mountains. The wooden walls are weak, but the genius positioning of the fort gave Jin and his band ample time to prepare for the assault. They opened the escape tunnels carved into the sides of the mountains, and they began a great movement south to a more permanent, secret residence that they had begun building.</text:span></text:p>
      <text:p text:style-name="P7"><text:span text:style-name="T12">-Ches:</text:span></text:p>
      <text:p text:style-name="P19"><text:span text:style-name="T1">-Yorick is met with good faith and welcoming in Annuntol. The queen agrees to see him, and upon hearing his pleas for supplies, she agrees to help—not only with supplies but with the Grand Army of the Sunset Isles, the Orn Hossrim. Soldiers of the Orn Hossrim are typically called the hossrim. The Orn Hossrim are led by the brothers Fara and Lith. Queen Oldhingwen soon orders their mobilization.</text:span></text:p>
      <text:p text:style-name="P19"><text:span text:style-name="T1">-The Arear Airlift reaches the defenders at the Grey City, supplying the war-front with much needed preserved goods.</text:span></text:p>
      <text:p text:style-name="P19"><text:span text:style-name="T1">-The Arear Airlift reaches the defenders of Iant. This airlift is the largest yet, as Iant has a huge populous that can not be evacuated.</text:span></text:p>
      <text:p text:style-name="P20"><text:span text:style-name="T1">-The defenders at the Grey City complete a new set of siege engines to continue their assault on the shadow of Lim Vithara. Clara Fairfox, a divinely-awakened oracle of life, channels a massive amount of life-energy and pours it over the inner walls, flooding the outer-city with a great wave of holy power. The holy wave boosts the morale of the beaten-down defenders, sparking a great push by the defenders. On the last day of winter, Cassius Accius Ramirus marries Lydie Maitre, daughter of Samuel Maitre, under a sinking red light. As the first spring sun rises from the east, Magnus Ritamir and the Voices of Nara lead a charge out of the inner gates in an attempt to retake the outer ring of the Grey City. The outer ring, mostly cleared by the Oracle’s Wave, still poses a significant challenge due to Lim Vithara’s shadow. Clara Fairfox moves with the attack, holding a great dome of light over the defenders. </text:span></text:p>
      <text:p text:style-name="P20"><text:span text:style-name="T1">-As the airships of Arear fly in to Iant, Generaux Serge Delys and the army of the south find themselves hard pressed by Caqirin’s enormous force. Generaux Delys fears that the city will not be able to stand much longer without specialized weapons. The south gate is constantly battered by huge nightwalkers, and the men there are becoming weak with fatigue. The defender’s numbers are thinning.</text:span></text:p>
      <text:p text:style-name="P20"><text:span text:style-name="T1">-Queen Anastasia joins Halifax in working on the magical battery weapons.</text:span></text:p>
      <text:p text:style-name="P20"><text:soft-page-break/><text:span text:style-name="T1">-On the first day of spring, Jin leads his followers into the ancient mountains ruins build by the people of Mallorn in a lost time. Jin names the city Seishin Kai. The followers of Jin begin to rebuild the ruins of Seishin Kai.</text:span></text:p>
      <text:p text:style-name="P14"><text:span text:style-name="T12"><text:tab/>-Tarsahk:</text:span></text:p>
      <text:p text:style-name="P20"><text:span text:style-name="T1">-Yorick sails to the northern island of Uzai to try to convince the Highlord Raevar to send aid to Ilia. Raevar hears Yorick’s council, and says that he shall know the Utari’s answer in one year.</text:span></text:p>
      <text:p text:style-name="P20"><text:span text:style-name="T1">-Many of Hessoh Totah’s siege engines are completed, and the defenders begin firing upon Abraham’s fourth army using large desert stones and mountain rocks transported by the Suth Peak Fighters and Naa Sebah as ammunition.</text:span></text:p>
      <text:p text:style-name="P20"><text:span text:style-name="T1">-After nearly a month of fighting, the soldiers trying to retake the outer ring of the Grey City reach a stalemate with Lim Vithara. Camps are set up throughout the ring, and the streets are filled with darkness and costant fighting. A makeshift “Middle Wall” is built in the area, which the defenders ralley behind. </text:span></text:p>
      <text:p text:style-name="P20"><text:span text:style-name="T1">-After being hinted at a large magic-crystal deposit under the Grey City, Halifax sails there to find it. He meets with Samuel Maitre and Cassius Accius Ramirus. After telling them of his plan, the two agreed to aid him in finding the lost catacombs below the city. The group starts in the Solemn Castle, finding blocked tunnels leading to dark rooms long forgotten. The catacombs lead to a meeting of ways, a huge chamber with tunnels snaking in every direction. The group splits up, travelling down each and meeting back at the center. Samuel Maitre finds that one of the tunnels winds to the west and seems to open somewhere outside the city. The outside is blocked with dirt, but Samuel can hear shovels digging and picks hacking at stone—Lim Vithara is trying to make his was into the tunnels. Samuel brings this revelation back to the others. Cassius Accius and Halifax’s tunnels connect and descend deeper into the stone. They shoot east, under the bay itself. Water drips from the ceiling, funneling down and cutting lines through the stone floor and walls. The tunnel ended suddenly, marked only with a metal disk indented in the floor, engraved with ancient writings. Halifax deciphered the writings and twisted the disk at exact angles until it sunk into the ground, revealing a well downwards lit by a dim blue glow. The well was linearly corogated, allowing Halifax and Cassius Accius Ramirus to climb down. The well opened into an open chamber with a massive blue crystal indented in the center. The chamber was artificial, created thousands of years ago to house the magical artifact. Halifax and Cassius Accius Ramirus returned to Samuel Maitre to share their findings. The group met up and traveled back to the surface, meeting with Magnus Ritamir to discuss the dangers below the Solemn Keep. Halifax sails back to Arear.</text:span></text:p>
      <text:p text:style-name="P20"><text:soft-page-break/><text:span text:style-name="T1">-Jin leaves the construction of Seishin Kai to wander the forests of Etrun. He walks through the grass and climbs through the trees, feeling the pain of the trees and the anger of the animals. He begins making a connection to the living world around him.</text:span></text:p>
      <text:p text:style-name="P14"><text:span text:style-name="T12"><text:tab/>-Mirtul:</text:span></text:p>
      <text:p text:style-name="P20"><text:span text:style-name="T1">-Yorick continues his worldly travels, sailing to the continent of Wysteria. He lands first in Aamir, to beg for the aid of Grand Princess Satina Ali. She looks peers back into the minds of her ancestors using the remnasts of the fey magics, and she quickly sees the wisdom in Yorick’s plea. She agrees to send soldiers to Ilia.</text:span></text:p>
      <text:p text:style-name="P20"><text:span text:style-name="T1">-In the heat of the siege of the Grey City, the mad, inept king Simon de Gris assassinates Grand Duke Nycolas and seizes his power. His band of followers is in opposition to Samuel Maitre, and they believe the city should be handed over to Lim Vithara. The Solemn Castle is captured by Simon de Gris and his men, and Lydie Maitre is captured. Samuel Maitre and Cassius Accius Ramirus lead as many men as can be spared into the inner city in an attempt to retake the keep.</text:span></text:p>
      <text:p text:style-name="P20"><text:span text:style-name="T1">-After a breakthrough with the help of Hera’rosintilya, Queen Anastasia and Halifax find a way to make Arear’s magic crystal-powered tech mobile. The key to Arear’s power is a large blue crystal atop its highest spire, but magically powered devices can’t work far from the crystal. With the discovery of the huge crystal source beneath the Grey City, enough crystal could be harvested to power hundreds of weapons using shards. Hundreds of weapons aren’t enough, however, so Halifax and Queen Anastasia needed to find a more efficient method. The duo, with the help of Hera’rosintilya, discover a means to package semi-real versions of the crystals. In a way, they ‘quantize’ the magical energy in packets of brass cylinders, each one connected with an Aether coord to a Master Crystal—either the crystal in Arear or the one under the Grey City. Until the one under the Grey City is made available, all weapons will be tethered to the Arear Crystal. The tether needs to be made by magical oration, meaning each shell would need to be charged individually, and the quality of the tether would depend on the skill of the magical orator. Queen Anastasia offers orator positions to any refugees and Arearian citizens of magical aptitude. The new workers are put to work tethering the brass cylinder shells at huge factories, once used to create household items and other peace-time luxuries. Factories open throughout the whole of Arear, and even outside the city producing shells and the methods of delivery—specialized weapons able to be loaded with the “AC shells”. These weapons could be anything—bows, swords, axes, catapults, exc—anything that could be magically enhanced. The mechanization of the Stinking City took </text:span><text:soft-page-break/><text:span text:style-name="T1">motion. Halifax alone channels massive amounts of eldritch energy into the shells, filling them with arcane blast power.</text:span></text:p>
      <text:p text:style-name="P20"><text:span text:style-name="T1">-The nightwalkers battering the south gate of Iant finally break through into the city, and the skeletons pour into the city. Generaux Serge Delys leads the defence, but he is quickly forced to order a retreat to the bridge. Thankfully, he and Luck heavily reinforced the bridge earlier. The Great Telivant Bridge was now layed with hundreds of barricades, walls, and wards. A great bulk of Generaux Delys’ men defend the bridge from the advancing dead. The north gate is faring only slightly better, as the Daanthrage have begun spreading and distracting Caqirin’s army once more. </text:span></text:p>
      <text:p text:style-name="P14"><text:span text:style-name="T12"><text:tab/>-Kythorn:</text:span></text:p>
      <text:p text:style-name="P20"><text:span text:style-name="T12">-</text:span><text:span text:style-name="T1">Yorick moves north, to the main of Westring and the Basilian Confederation. He entreats with the kings and lords, and is able to amass the aid of the West.</text:span></text:p>
      <text:p text:style-name="P20"><text:span text:style-name="T12">-</text:span><text:span text:style-name="T1">The Grey City is torn by fighting, both at the Middle Wall with Magnus Ritamir and Clara Fiarfox, and with Samuel Maitre and Cassius Accius Ramirus in the inner ring. The defenses of the Middle Wall begin to break will the decreased reinforcements, and Magnus Ritamir orders a full retreat. Simon de Gris poses a difficult challenge to take down, holed up inside the Solemn Castle. Samuel Maitre and Cassius Accius Ramirus lead their men to storm the castle, but find the gates impenetrable. Cassius takes a select group of his Voices of Nara and attempts to infiltrate the keep through the sewers below. He and his men break into the tunnels and before long they are able to enter the keep itself. The Voices of Nara, typically front-line fighters and berserkers knew not any forms of stealth—so they did not incorporate it. The barbarians fight through the castle, covering the smooth floors in blood. The night is filled with screams and the sounds of battle as the fighters moved closer to the false king. Many of the Voices of Nara begin to fall to the blades of the betrayers, but Cassius Accius Ramirus and a few others are able to break into the great hall, and they see Simon de Gris sitting on the Silver Throne at the far end. Cassius Accius Ramirus cuts through the guards, but is soon surrounded and captured. He is taken to his wife, Lydie Maitre in the dungeons of the Solemn Castle, soon to be sacrificed to Vecna. Within a few days, Magnus Ritamir and the remaining Voives of Nara join the attack on the Solemn Castle by Samuel Maitre. The reinforcements, retreated from the Middle Wall, are able to use battering rams to destroy the main gate, and they storm the castle. As the soldiers rush into the keep below, Simon de Gris drags Cassius Accius Ramirus to the highest balcony of the keep to sacrifice him to Vecna. The battle paints the castle red, and the echoing of swords in the night drives Simon de Gris into a crazed mania. He orders his guards and cult servants to bar the doors and ready </text:span><text:soft-page-break/><text:span text:style-name="T1">the altar which he prepared for the coming ritual. As Magnus Ritamir and Samuel Maitre battle through the stairways of the Solemn Castle, Simon de Gris grimly readies a horrible and ancient ritual, preparing Cassius Accius Ramirus for sacrifice. The door to Simon de Gris’ chamber shakes violently as Magnus and Samuel pound on it, charging it, and beating it open with Magnus’ greataxe. Magnus, the man with the strength of a giant throws his mighty body against the stone door and shatters it. The two generals stumble into the room just as Simon de Gris slits Cassius Accius Ramirus’ throat, his blood spilling onto the onyx altar. The ritual is complete, and the Grey Lich is born, infused with the vile unholy energy of Lim Vithara himself. Magnus Ritamir twirls his axe and flies into a burning rage before charging at the Grey Lich with Samuel Maitre. The combatants whirl and clash as their men fight below them. They move to the royal balcony looking over the dark, burning city, and in a swift turn Samuel Maitre is pushed off—but he catches onto the flying lich’s greaves, catching the undead by surprise. The distracted lich doesn’t see Magnus’ relentless greataxe swing towards him, shredding into him and breaking his concentration on flight. Samuel Maitre and the Grey Lich plummet towards the bloody plaza below, and the general manages to clamber on top of the lich in mid-air. In a sickening crunch, every bone in the lich’s body is shattered as he is slammed into the stone, and Samuel Maitre is severely injured—but not dead. In the aftermath of the battle, Magnus and Samuel Maitre imprison the lich, who is bound to be revived, as his phylactery is unkown. The defenders hole themselves in the Solemn Castle and the inner ring of the Grey City. Magnus and Samuel Maitre begin to fill the underground tunnels that lead towards Lim Vithara’s army, and use many of the tunnels as a base of operations.</text:span></text:p>
      <text:p text:style-name="P20"><text:span text:style-name="T12">-</text:span><text:span text:style-name="T1">The defenders of the Great Telivant Bridge are pushed back for miles, with half of the bridge overrun. As another assault begins, specialized open-sided airships from Arear descend over the bridge. Soldiers from inside the gunships unleash a barrage of the new eldritch-powered AC shells from turrets. Supply ships land and dispense the first round of AreTech bows and swords to the defenders. The defenders, now armed with forefront of powerful ranged weapondry are able to blast the undead with eldritch power. The defenders were not only able to hold the line, but they began to push the waves of undead back in the narrow space.</text:span></text:p>
      <text:p text:style-name="P14"><text:span text:style-name="T12"><text:tab/>-Flamerule:</text:span></text:p>
      <text:p text:style-name="P20"><text:span text:style-name="T12">-</text:span><text:span text:style-name="T1">Yorick continues north into Wintercrown, calling for the aid of the ironmen of the north. He meets with the Ice Queen of Kells, and she agrees to send her hardened northmen.</text:span></text:p>
      <text:p text:style-name="P20"><text:soft-page-break/><text:span text:style-name="T12">-</text:span><text:span text:style-name="T1">As the sun reaches its zenith on the day of Midsummer in the heat of the valley of Stah, the hands of Abraham shift. Slowly, the thin hands pull back the ragged hood, and Abraham unveils his true form—his body grows to a massive size, a horrible darkness with billowing robes and an ancient face. The sun goes dark over the world as a Shard of Hera’roilya, the Shard of Eclipsing Darkness, empowers his followers and brings an oppressive weight on the minds of the defenders. Abraham’s voice wriggles into the minds of the men and women defending the Shield of Stah, and they fall to their knees as he warps their personalities. Hessoh Totah tears at his hair as he pushes Abraham from his head. Immediately, Hessoh sends a message to the Brundi general under the wall, the half-elf Muna Abay, to retreat as fast as they can. The message reaches Muna Abay quickly, and she, trusting Hessoh and seeing the darkness above, orders all of her men to run into the desert. As Muna’s men run from the scene, the dust and sand swirling under their feet, the halls of the Shield of Stah erupt in fighting as many of Hessoh Totah’s men fall to Abraham’s influence. Men fight men, and the undead break into the fortress. They begin to flood the wall, and the Shield of Stah is quickly enveloped in the darkness of Abraham. The being’s voice thunders, hummingly low but yet oppressively powerful, in the stones themselves. Hessoh corners himself in a back room, waiting for the opportune time to show Abraham his final plan. As every last man falls to the blades of the undead, and the skeletons fill every inch of the fortress, Hessoh Totah whispers the one word to trigger the bombs from Arear. As he is killed in the next moments, he sends a magical message to all those around the fortress: “And let it be known that the world will fight.” In a cacophonous, resonating explosion, the Shield of Stah explodes, the massive stones burning and flying into the hordes of Abraham’s army. The explosion rocks the earth itself, and the underground bombs shake the surrounding mountains into awakening. Ancient rock seals are shattered in the deep tunnels, and molten rock bubbles forth in great rushes as the volcanoes around the fortress erupt. The great Mountains of Brund, a chain of volcanoes, erupts. Naa Sebah and the Suth Peak Fighters hole themselves in their fortresses or run from the mountains into the hilly plains to the south, watching as fire rains from the sky and lava pours over Abraham’s army. A deafening scream comes from Abraham’s maw as his army is burned and crushed under the falling boulders of the shatterd Shield of Stah. Abraham calls his forces back from the hail of fire, but the burning plumes of smoke, avalanches of rock, and massive sprays of lava throw the force into chaos. The undead are burned, disintegrated, and melted as the mountains themselves lash out in anger. Abraham is caught with his army in the swift retribution, and he is </text:span><text:soft-page-break/><text:span text:style-name="T1">eternally trapped in the magma flows. The massive army of Abraham is buried and destroyed, but the doorway into Brund is opened. Smoke fills the sky over Brund, and the ash begins to rain over all of Ilia. The ashfall becomes known as the Darkening of Days.</text:span></text:p>
      <text:p text:style-name="P20"><text:span text:style-name="T12">-</text:span><text:span text:style-name="T1">Ash begins to fall on the defenders of Iant, and the scene turns to a sort of snowy winters day, filled with the green lights of eldritch bolts being fired into the swarms of undead on a grand bridge. Generaux Serge Delys orders his men forward as he fires the Vuichiva into the surge. Luck Looney sits on the spire of the north gate of Iant watching the eruption to the north, his blue hair blasted grey by the ash. He sharpens his icy sword.</text:span></text:p>
      <text:p text:style-name="P20"><text:span text:style-name="T12">-</text:span><text:span text:style-name="T1">Magnus Ritamir looks out over the balcony of the Solemn Castle, the last refuge in the Grey City. A horde of undead and shadow surrounds the keep, but they can not enter. Ash falls on the scene, illuminated by a harsh white circle around the castle. Clara Fairfox concentrates at the center of the rotunda, keeping the dead at bay as the earth rocks and towers crumble from the earthquakes. The volcanoes erupt in the distance, heralding a shift in the war for the world of mortals. Samuel Maitre sits hopeless in the tunnels below the fortress. Guards stand at the ready near the imprisoned Grey Lich, and the earth shakes. Lydie Maitre cries in the dark, too afraid to go to the surface.</text:span></text:p>
      <text:p text:style-name="P20"><text:span text:style-name="T12">-</text:span><text:span text:style-name="T1">The corpse of Raeg the Dracolich shudders, and the body splits open, revealing a larger, hungrier dragon—Raeg Reborn. The great dragon soars over the city of Ordos once more, and as he opens his giant maw, he releases an encompassing cone of flame over the city, burning the once glorious palace. King Juhul is burned, along with the rest of the royal family except for Liel, the grandson of Juhul. As the palace burns, the defenders of Ordos fall into disarray. The captains break away with their guard legions, and the city falls to the swords of the dead and the fire of Raeg. Liel escapes the regicide of the Brundi leaders, and he sails to the north coast of Olaea. He and his small retinue stumble south towards the ruins of Ebun.</text:span></text:p>
      <text:p text:style-name="P20"><text:span text:style-name="T12">-</text:span><text:span text:style-name="T1">Arear officially opens shipping lanes for AreTech weapons to all defensive positions. Only two months after factories began operating, the refugee-run factories are pumping out hundreds of weapons. The smog mixes with the falling ash and dampens the sounds of industry. Workers are building new outer walls around the refugee camps, burning forests and clearing hills to make room for the future, a world with Arear at its center.</text:span></text:p>
      <text:p text:style-name="P20"><text:span text:style-name="T12">-</text:span><text:span text:style-name="T1">Jin finds a hidden enclave, a holy grove detached from the world and from time within the head of the great forest spirit. He is entranced by the place, and he falls into a deep slumberous meditation.</text:span></text:p>
      <text:p text:style-name="P20"><text:soft-page-break/><text:span text:style-name="T12">-</text:span><text:span text:style-name="T1">Lord Avi Lear holds his hand out and feels the ash fall as he stands on his high balcony in Ultear. He grimaced, knowing that the time of war in Tirion was coming.</text:span></text:p>
      <text:p text:style-name="P14"><text:span text:style-name="T12"><text:tab/>-Eleasias:</text:span></text:p>
      <text:p text:style-name="P20"><text:span text:style-name="T1">-Yorick sails west to Irosh, to call for aid from the ancient elves there. The Queen hears him in her mighty hall, and she agrees to send the mighty Conquering force of the Sunrise Lands.</text:span></text:p>
      <text:p text:style-name="P20"><text:span text:style-name="T1">-Naa Sebah gathers the Suth Peak Fighters and brings them south, to the desolate plains of northern Erresea. </text:span></text:p>
      <text:p text:style-name="P14"><text:span text:style-name="T12"><text:tab/>-Eleint:</text:span></text:p>
      <text:p text:style-name="P20"><text:span text:style-name="T12">-</text:span><text:span text:style-name="T1">Yorick moves to Theas, and rounds up support from the mysterious elves of the Vaults.</text:span></text:p>
      <text:p text:style-name="P20"><text:span text:style-name="T12">-</text:span><text:span text:style-name="T1">With Jin’s absence and apparent desertion, the girl Aiza Akko steps up to lead the elves of Seishin Kai. Aiza Akko organizes the people into a strong military force—small, but elite.</text:span></text:p>
      <text:p text:style-name="P14"><text:span text:style-name="T12"><text:tab/>-Marpenoth:</text:span></text:p>
      <text:p text:style-name="P14"><text:span text:style-name="T12"><text:tab/><text:tab/>-</text:span><text:span text:style-name="T1">Yorick travels to Jembai, but the native horselords have little interest in aiding Ilia. </text:span></text:p>
      <text:p text:style-name="P14"><text:span text:style-name="T12"><text:tab/>-Uktar:</text:span></text:p>
      <text:p text:style-name="P20"><text:span text:style-name="T1">-Yorick sails further west, to Lostondor in Numendor. He meets with the Slave King, and uses his influence and wealth to buy the alliegance of the slavers. He is able to quickly sail to Winterfall, and rouse the allegiance of the freed mages and revolting peoples there.</text:span></text:p>
      <text:p text:style-name="P20"><text:span text:style-name="T1">-Aiza Akko leads a grand sweep of the forests near Seishin Kai. The excilerating crusade raises the morale of the men, and the war cries of a glorious day echo through the hills. Aiza’s force meets a large host of Dzuzzun’s dead on a cold plain in the hills, and in a furious moment the horns of the elves called into the ranks of the undead. The skilled warriors of Aiza charge the undead, and their steel swords hew limbs from bodies, tearing through the army. The battle is swift, and in the end the plains are covered in the bodies of both elves and skeletons. Aiza captures the hills at great cost, but the men of Seishin Kai know one thing—they can win. This is known as the Saisho Lakilea, or First Victory.</text:span></text:p>
      <text:p text:style-name="P14"><text:span text:style-name="T12"><text:tab/>-Nightal:</text:span></text:p>
      <text:p text:style-name="P20"><text:span text:style-name="T12">-</text:span><text:span text:style-name="T1">Yorick delves into the Underdark, to attempt to find aid from the drow and other forgotten races. He convinces the drow to put their old hatred aside, and shows them that this is the chance that they need to regain the dignity of their race.</text:span></text:p>
      <text:p text:style-name="P20"><text:span text:style-name="T1">-In the dark of the winter, Lydie Maitre gives birth to Jean-Auguste Ramirus.</text:span></text:p>
      <text:p text:style-name="P20"><text:span text:style-name="T1">-Aiza retreats to the hold of Seishin Kai. She knows she needs more men to continue fighting, especially after the Saisho Lakilea. The elves are isolated, however. The winter is cold.</text:span></text:p>
      <text:p text:style-name="P14"><text:span text:style-name="T1">418 AC—</text:span></text:p>
      <text:p text:style-name="P14"><text:span text:style-name="T1"><text:tab/>-</text:span><text:span text:style-name="T12">Hammer:</text:span></text:p>
      <text:p text:style-name="P20"><text:soft-page-break/><text:span text:style-name="T12">-</text:span><text:span text:style-name="T1">Yorick sails to the island of Summerzel, to call for the aid of the dragon riders. He stays in Summerzel, preparing to ride with the elves on their way to Ilia.</text:span></text:p>
      <text:p text:style-name="P14"><text:span text:style-name="T1"><text:tab/>-</text:span><text:span text:style-name="T12">Alturiak:</text:span></text:p>
      <text:p text:style-name="P14"><text:span text:style-name="T12"><text:tab/><text:tab/>-</text:span></text:p>
      <text:p text:style-name="P7"><text:span text:style-name="T12">-Ches:</text:span></text:p>
      <text:p text:style-name="P19"><text:span text:style-name="T12">*Expected arrival of Aamir and Talaal’s, Westring’s, and the Basilian Confederation’s armies in Ilia.</text:span></text:p>
      <text:p text:style-name="P14"><text:span text:style-name="T12"><text:tab/>-Tarsahk:</text:span></text:p>
      <text:p text:style-name="P14"><text:span text:style-name="T12"><text:tab/><text:tab/>*Expected date of the Utari’s answer to Yorick’s call for aid.</text:span></text:p>
      <text:p text:style-name="P14"><text:span text:style-name="T12"><text:tab/><text:tab/></text:span><text:span text:style-name="T1">*</text:span><text:span text:style-name="T12">Expected date of arrival of Wintercrown’s men in Ilia</text:span></text:p>
      <text:p text:style-name="P14"><text:span text:style-name="T12"><text:tab/>-Mirtul:</text:span></text:p>
      <text:p text:style-name="P14"><text:span text:style-name="T12"><text:tab/><text:tab/>*Expected date of the Iroshi army and the elves of Theas.</text:span></text:p>
      <text:p text:style-name="P14"><text:span text:style-name="T12"><text:tab/>-Kythorn:</text:span></text:p>
      <text:p text:style-name="P14"><text:span text:style-name="T12"><text:tab/><text:tab/>*Expected arrival of the slaves of Lostondor</text:span></text:p>
      <text:p text:style-name="P14"><text:span text:style-name="T12"><text:tab/>-Flamerule:</text:span></text:p>
      <text:p text:style-name="P14"><text:span text:style-name="T12"><text:tab/><text:tab/>*Expected arrival of the forces of Winterfall and the Underdark.</text:span></text:p>
      <text:p text:style-name="P14"><text:span text:style-name="T12"><text:tab/><text:tab/>*Expected awakening of Jin in the forest spirit.</text:span></text:p>
      <text:p text:style-name="P14"><text:span text:style-name="T12"><text:tab/>-Eleasias:</text:span></text:p>
      <text:p text:style-name="P14"><text:span text:style-name="T12"><text:tab/>-Eleint:</text:span></text:p>
      <text:p text:style-name="P14"><text:span text:style-name="T12"><text:tab/>-Marpenoth:</text:span></text:p>
      <text:p text:style-name="P14"><text:span text:style-name="T12"><text:tab/>-Uktar:</text:span></text:p>
      <text:p text:style-name="P14"><text:span text:style-name="T12"><text:tab/>-Nightal:</text:span></text:p>
      <text:p text:style-name="P13"/>
      <text:p text:style-name="P5"><text:span text:style-name="T1"><text:tab/>419 AC—</text:span></text:p>
      <text:p text:style-name="P15"><text:span text:style-name="T1">-</text:span><text:span text:style-name="T12">Hammer:</text:span></text:p>
      <text:p text:style-name="P14"><text:span text:style-name="T1"><text:tab/>-</text:span><text:span text:style-name="T12">Alturiak:</text:span></text:p>
      <text:p text:style-name="P7"><text:span text:style-name="T12">-Ches:</text:span></text:p>
      <text:p text:style-name="P14"><text:span text:style-name="T12"><text:tab/>-Tarsahk:</text:span></text:p>
      <text:p text:style-name="P14"><text:span text:style-name="T12"><text:tab/>-Mirtul:</text:span></text:p>
      <text:p text:style-name="P14"><text:span text:style-name="T12"><text:tab/>-Kythorn:</text:span></text:p>
      <text:p text:style-name="P14"><text:span text:style-name="T12"><text:tab/>-Flamerule:</text:span></text:p>
      <text:p text:style-name="P14"><text:span text:style-name="T12"><text:tab/>-Eleasias:</text:span></text:p>
      <text:p text:style-name="P14"><text:span text:style-name="T12"><text:tab/>-Eleint:</text:span></text:p>
      <text:p text:style-name="P14"><text:span text:style-name="T12"><text:tab/>-Marpenoth:</text:span></text:p>
      <text:p text:style-name="P14"><text:span text:style-name="T12"><text:tab/>-Uktar:</text:span></text:p>
      <text:p text:style-name="P14"><text:span text:style-name="T12"><text:tab/>-Nightal:</text:span></text:p>
      <text:p text:style-name="P4"/>
      <text:p text:style-name="P5"><text:span text:style-name="T1"><text:tab/>420 AC—</text:span></text:p>
      <text:p text:style-name="P15"><text:span text:style-name="T1">-</text:span><text:span text:style-name="T12">Hammer:</text:span></text:p>
      <text:p text:style-name="P14"><text:span text:style-name="T1"><text:tab/>-</text:span><text:span text:style-name="T12">Alturiak:</text:span></text:p>
      <text:p text:style-name="P7"><text:span text:style-name="T12">-Ches:</text:span></text:p>
      <text:p text:style-name="P14"><text:span text:style-name="T12"><text:tab/>-Tarsahk:</text:span></text:p>
      <text:p text:style-name="P14"><text:span text:style-name="T12"><text:tab/>-Mirtul:</text:span></text:p>
      <text:p text:style-name="P14"><text:span text:style-name="T12"><text:tab/>-Kythorn:</text:span></text:p>
      <text:p text:style-name="P14"><text:span text:style-name="T12"><text:tab/>-Flamerule:</text:span></text:p>
      <text:p text:style-name="P14"><text:span text:style-name="T12"><text:tab/>-Eleasias:</text:span></text:p>
      <text:p text:style-name="P14"><text:span text:style-name="T12"><text:tab/>-Eleint:</text:span></text:p>
      <text:p text:style-name="P14"><text:soft-page-break/><text:span text:style-name="T12"><text:tab/>-Marpenoth:</text:span></text:p>
      <text:p text:style-name="P14"><text:span text:style-name="T12"><text:tab/>-Uktar:</text:span></text:p>
      <text:p text:style-name="P14"><text:span text:style-name="T12"><text:tab/>-Nightal:</text:span></text:p>
      <text:p text:style-name="P20"><text:span text:style-name="T12">-Expected date that Hessoh Totah believes the Shield of Stah will need to be resupplied.</text:span></text:p>
      <text:p text:style-name="P5"><text:span text:style-name="T12"><text:tab/></text:span><text:span text:style-name="T1">421 AC—</text:span></text:p>
      <text:p text:style-name="P15"><text:span text:style-name="T1">-</text:span><text:span text:style-name="T12">Hammer:</text:span></text:p>
      <text:p text:style-name="P14"><text:span text:style-name="T1"><text:tab/>-</text:span><text:span text:style-name="T12">Alturiak:</text:span></text:p>
      <text:p text:style-name="P14"><text:span text:style-name="T12"><text:tab/><text:tab/>-Expected completion date of Big Blue</text:span></text:p>
      <text:p text:style-name="P7"><text:span text:style-name="T12">-Ches:</text:span></text:p>
      <text:p text:style-name="P14"><text:span text:style-name="T12"><text:tab/>-Tarsahk:</text:span></text:p>
      <text:p text:style-name="P14"><text:span text:style-name="T12"><text:tab/>-Mirtul:</text:span></text:p>
      <text:p text:style-name="P14"><text:span text:style-name="T12"><text:tab/><text:tab/>-Expected completion date of King Huelin’s great fleet.</text:span></text:p>
      <text:p text:style-name="P14"><text:span text:style-name="T12"><text:tab/>-Kythorn:</text:span></text:p>
      <text:p text:style-name="P14"><text:span text:style-name="T12"><text:tab/>-Flamerule:</text:span></text:p>
      <text:p text:style-name="P14"><text:span text:style-name="T12"><text:tab/>-Eleasias:</text:span></text:p>
      <text:p text:style-name="P14"><text:span text:style-name="T12"><text:tab/>-Eleint:</text:span></text:p>
      <text:p text:style-name="P14"><text:span text:style-name="T12"><text:tab/>-Marpenoth:</text:span></text:p>
      <text:p text:style-name="P14"><text:span text:style-name="T12"><text:tab/>-Uktar:</text:span></text:p>
      <text:p text:style-name="P14"><text:span text:style-name="T12"><text:tab/>-Nightal:</text:span></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5:13:01.657836688</meta:creation-date>
    <dc:date>2018-11-30T15:24:49.485977740</dc:date>
    <meta:editing-duration>PT1M47S</meta:editing-duration>
    <meta:editing-cycles>1</meta:editing-cycles>
    <meta:document-statistic meta:table-count="0" meta:image-count="0" meta:object-count="0" meta:page-count="21" meta:paragraph-count="372" meta:word-count="8984" meta:character-count="52126" meta:non-whitespace-character-count="43436"/>
    <meta:generator>LibreOffice/6.0.6.2$Linux_X86_64 LibreOffice_project/00m0$Build-2</meta:generator>
  </office:meta>
</office:document-meta>
</file>